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3.8465in" table:align="left"/>
    </style:style>
    <style:style style:name="Table1.A" style:family="table-column">
      <style:table-column-properties style:column-width="1.5549in"/>
    </style:style>
    <style:style style:name="Table1.B" style:family="table-column">
      <style:table-column-properties style:column-width="0.4806in"/>
    </style:style>
    <style:style style:name="Table1.C" style:family="table-column">
      <style:table-column-properties style:column-width="0.3653in"/>
    </style:style>
    <style:style style:name="Table1.D" style:family="table-column">
      <style:table-column-properties style:column-width="0.6194in"/>
    </style:style>
    <style:style style:name="Table1.E" style:family="table-column">
      <style:table-column-properties style:column-width="0.8264in"/>
    </style:style>
    <style:style style:name="Table1.A1" style:family="table-cell">
      <style:table-cell-properties style:vertical-align="middle" fo:padding="0.0194in" fo:border="none"/>
    </style:style>
    <style:style style:name="Table2" style:family="table">
      <style:table-properties style:width="4.3521in" table:align="left"/>
    </style:style>
    <style:style style:name="Table2.A" style:family="table-column">
      <style:table-column-properties style:column-width="1.6069in"/>
    </style:style>
    <style:style style:name="Table2.B" style:family="table-column">
      <style:table-column-properties style:column-width="1.034in"/>
    </style:style>
    <style:style style:name="Table2.C" style:family="table-column">
      <style:table-column-properties style:column-width="1.1764in"/>
    </style:style>
    <style:style style:name="Table2.D" style:family="table-column">
      <style:table-column-properties style:column-width="0.5347in"/>
    </style:style>
    <style:style style:name="Table2.A1" style:family="table-cell">
      <style:table-cell-properties style:vertical-align="middle" fo:padding="0.0194in" fo:border="none"/>
    </style:style>
    <style:style style:name="P1" style:family="paragraph" style:parent-style-name="Heading_20_1">
      <style:paragraph-properties fo:margin-top="0in" fo:margin-bottom="0.0972in" style:contextual-spacing="false" fo:line-height="115%"/>
    </style:style>
    <style:style style:name="P2" style:family="paragraph" style:parent-style-name="Text_20_body">
      <style:paragraph-properties fo:margin-top="0in" fo:margin-bottom="0.0972in" style:contextual-spacing="false" fo:line-height="115%"/>
      <style:text-properties officeooo:rsid="00121ab8" officeooo:paragraph-rsid="00121ab8"/>
    </style:style>
    <style:style style:name="P3" style:family="paragraph" style:parent-style-name="Heading_20_2">
      <style:paragraph-properties fo:margin-top="0in" fo:margin-bottom="0.0972in" style:contextual-spacing="false" fo:line-height="115%"/>
    </style:style>
    <style:style style:name="P4" style:family="paragraph" style:parent-style-name="Horizontal_20_Line">
      <style:paragraph-properties fo:margin-top="0in" fo:margin-bottom="0.0972in" style:contextual-spacing="false" fo:line-height="115%"/>
    </style:style>
    <style:style style:name="P5" style:family="paragraph" style:parent-style-name="Heading_20_3">
      <style:paragraph-properties fo:margin-top="0in" fo:margin-bottom="0.0972in" style:contextual-spacing="false" fo:line-height="115%"/>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style style:name="P23" style:family="paragraph" style:parent-style-name="Preformatted_20_Text">
      <style:paragraph-properties fo:margin-top="0in" fo:margin-bottom="0.0972in" style:contextual-spacing="false" fo:line-height="115%"/>
    </style:style>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1"/>
    <style:style style:name="P28" style:family="paragraph" style:parent-style-name="Heading_20_4">
      <style:paragraph-properties fo:margin-top="0in" fo:margin-bottom="0.0972in" style:contextual-spacing="false" fo:line-height="115%"/>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3"/>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6"/>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7"/>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8"/>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19"/>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0"/>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1"/>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2"/>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3"/>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4"/>
    <style:style style:name="P55" style:family="paragraph" style:parent-style-name="Text_20_body" style:list-style-name="L25">
      <style:paragraph-properties fo:margin-top="0in" fo:margin-bottom="0in" style:contextual-spacing="false"/>
    </style:style>
    <style:style style:name="P56" style:family="paragraph" style:parent-style-name="Text_20_body" style:list-style-name="L25"/>
    <style:style style:name="P57" style:family="paragraph" style:parent-style-name="Text_20_body" style:list-style-name="L26">
      <style:paragraph-properties fo:margin-top="0in" fo:margin-bottom="0in" style:contextual-spacing="false"/>
    </style:style>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7">
      <style:paragraph-properties fo:margin-top="0in" fo:margin-bottom="0in" style:contextual-spacing="false"/>
    </style:style>
    <style:style style:name="P61" style:family="paragraph" style:parent-style-name="Quotations" style:list-style-name="L27">
      <style:paragraph-properties fo:margin-top="0in" fo:margin-bottom="0.0972in" style:contextual-spacing="false" fo:line-height="115%"/>
    </style:style>
    <style:style style:name="P62" style:family="paragraph" style:parent-style-name="Text_20_body" style:list-style-name="L28"/>
    <style:style style:name="P63" style:family="paragraph" style:parent-style-name="Text_20_body" style:list-style-name="L28">
      <style:paragraph-properties fo:margin-top="0in" fo:margin-bottom="0in" style:contextual-spacing="false"/>
    </style:style>
    <style:style style:name="P64" style:family="paragraph" style:parent-style-name="Text_20_body" style:list-style-name="L29">
      <style:paragraph-properties fo:margin-top="0in" fo:margin-bottom="0in" style:contextual-spacing="false"/>
    </style:style>
    <style:style style:name="P65" style:family="paragraph" style:parent-style-name="Text_20_body" style:list-style-name="L29"/>
    <style:style style:name="P66" style:family="paragraph" style:parent-style-name="Text_20_body" style:list-style-name="L30">
      <style:paragraph-properties fo:margin-top="0in" fo:margin-bottom="0in" style:contextual-spacing="false"/>
    </style:style>
    <style:style style:name="P67" style:family="paragraph" style:parent-style-name="Text_20_body" style:list-style-name="L30"/>
    <style:style style:name="P68" style:family="paragraph" style:parent-style-name="Text_20_body" style:list-style-name="L31">
      <style:paragraph-properties fo:margin-top="0in" fo:margin-bottom="0in" style:contextual-spacing="false"/>
    </style:style>
    <style:style style:name="P69" style:family="paragraph" style:parent-style-name="Text_20_body" style:list-style-name="L31"/>
    <style:style style:name="P70" style:family="paragraph" style:parent-style-name="Text_20_body" style:list-style-name="L32">
      <style:paragraph-properties fo:margin-top="0in" fo:margin-bottom="0in" style:contextual-spacing="false"/>
    </style:style>
    <style:style style:name="P71" style:family="paragraph" style:parent-style-name="Text_20_body" style:list-style-name="L32"/>
    <style:style style:name="P72" style:family="paragraph" style:parent-style-name="Text_20_body" style:list-style-name="L33">
      <style:paragraph-properties fo:margin-top="0in" fo:margin-bottom="0in" style:contextual-spacing="false"/>
    </style:style>
    <style:style style:name="P73" style:family="paragraph" style:parent-style-name="Text_20_body" style:list-style-name="L33"/>
    <style:style style:name="P74" style:family="paragraph" style:parent-style-name="Text_20_body" style:list-style-name="L34">
      <style:paragraph-properties fo:margin-top="0in" fo:margin-bottom="0in" style:contextual-spacing="false"/>
    </style:style>
    <style:style style:name="P75" style:family="paragraph" style:parent-style-name="Text_20_body" style:list-style-name="L34"/>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5"/>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6"/>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7"/>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8"/>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39"/>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0"/>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1"/>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2"/>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3"/>
    <style:style style:name="P94" style:family="paragraph" style:parent-style-name="Text_20_body" style:list-style-name="L44">
      <style:paragraph-properties fo:margin-top="0in" fo:margin-bottom="0in" style:contextual-spacing="false"/>
    </style:style>
    <style:style style:name="P95" style:family="paragraph" style:parent-style-name="Text_20_body" style:list-style-name="L44"/>
    <style:style style:name="P96" style:family="paragraph" style:parent-style-name="Text_20_body" style:list-style-name="L45">
      <style:paragraph-properties fo:margin-top="0in" fo:margin-bottom="0in" style:contextual-spacing="false"/>
    </style:style>
    <style:style style:name="P97" style:family="paragraph" style:parent-style-name="Text_20_body" style:list-style-name="L45"/>
    <style:style style:name="P98" style:family="paragraph" style:parent-style-name="Text_20_body" style:list-style-name="L46">
      <style:paragraph-properties fo:margin-top="0in" fo:margin-bottom="0in" style:contextual-spacing="false"/>
    </style:style>
    <style:style style:name="P99" style:family="paragraph" style:parent-style-name="Text_20_body" style:list-style-name="L46"/>
    <style:style style:name="P100" style:family="paragraph" style:parent-style-name="Text_20_body" style:list-style-name="L47">
      <style:paragraph-properties fo:margin-top="0in" fo:margin-bottom="0in" style:contextual-spacing="false"/>
    </style:style>
    <style:style style:name="P101" style:family="paragraph" style:parent-style-name="Text_20_body" style:list-style-name="L47"/>
    <style:style style:name="P102" style:family="paragraph" style:parent-style-name="Text_20_body" style:list-style-name="L48">
      <style:paragraph-properties fo:margin-top="0in" fo:margin-bottom="0in" style:contextual-spacing="false"/>
    </style:style>
    <style:style style:name="P103" style:family="paragraph" style:parent-style-name="Text_20_body" style:list-style-name="L48"/>
    <style:style style:name="P104" style:family="paragraph" style:parent-style-name="Text_20_body" style:list-style-name="L49">
      <style:paragraph-properties fo:margin-top="0in" fo:margin-bottom="0in" style:contextual-spacing="false"/>
    </style:style>
    <style:style style:name="P105" style:family="paragraph" style:parent-style-name="Text_20_body" style:list-style-name="L49"/>
    <style:style style:name="P106" style:family="paragraph" style:parent-style-name="Text_20_body" style:list-style-name="L50">
      <style:paragraph-properties fo:margin-top="0in" fo:margin-bottom="0in" style:contextual-spacing="false"/>
    </style:style>
    <style:style style:name="P107" style:family="paragraph" style:parent-style-name="Text_20_body" style:list-style-name="L50"/>
    <style:style style:name="P108" style:family="paragraph" style:parent-style-name="Text_20_body" style:list-style-name="L51">
      <style:paragraph-properties fo:margin-top="0in" fo:margin-bottom="0in" style:contextual-spacing="false"/>
    </style:style>
    <style:style style:name="P109" style:family="paragraph" style:parent-style-name="Text_20_body" style:list-style-name="L51"/>
    <style:style style:name="P110" style:family="paragraph" style:parent-style-name="Text_20_body" style:list-style-name="L52">
      <style:paragraph-properties fo:margin-top="0in" fo:margin-bottom="0in" style:contextual-spacing="false"/>
    </style:style>
    <style:style style:name="P111" style:family="paragraph" style:parent-style-name="Text_20_body" style:list-style-name="L52"/>
    <style:style style:name="P112" style:family="paragraph" style:parent-style-name="Text_20_body" style:list-style-name="L53">
      <style:paragraph-properties fo:margin-top="0in" fo:margin-bottom="0in" style:contextual-spacing="false"/>
    </style:style>
    <style:style style:name="P113" style:family="paragraph" style:parent-style-name="Text_20_body" style:list-style-name="L53"/>
    <style:style style:name="P114" style:family="paragraph" style:parent-style-name="Text_20_body" style:list-style-name="L54">
      <style:paragraph-properties fo:margin-top="0in" fo:margin-bottom="0in" style:contextual-spacing="false"/>
    </style:style>
    <style:style style:name="P115" style:family="paragraph" style:parent-style-name="Text_20_body" style:list-style-name="L54"/>
    <style:style style:name="P116" style:family="paragraph" style:parent-style-name="Text_20_body" style:list-style-name="L55">
      <style:paragraph-properties fo:margin-top="0in" fo:margin-bottom="0in" style:contextual-spacing="false"/>
    </style:style>
    <style:style style:name="P117" style:family="paragraph" style:parent-style-name="Text_20_body" style:list-style-name="L55"/>
    <style:style style:name="P118" style:family="paragraph" style:parent-style-name="Text_20_body" style:list-style-name="L56">
      <style:paragraph-properties fo:margin-top="0in" fo:margin-bottom="0in" style:contextual-spacing="false"/>
    </style:style>
    <style:style style:name="P119" style:family="paragraph" style:parent-style-name="Text_20_body" style:list-style-name="L56"/>
    <style:style style:name="P120" style:family="paragraph" style:parent-style-name="Text_20_body" style:list-style-name="L57">
      <style:paragraph-properties fo:margin-top="0in" fo:margin-bottom="0in" style:contextual-spacing="false"/>
    </style:style>
    <style:style style:name="P121" style:family="paragraph" style:parent-style-name="Text_20_body" style:list-style-name="L57"/>
    <style:style style:name="P122" style:family="paragraph" style:parent-style-name="Text_20_body" style:list-style-name="L58">
      <style:paragraph-properties fo:margin-top="0in" fo:margin-bottom="0in" style:contextual-spacing="false"/>
    </style:style>
    <style:style style:name="P123" style:family="paragraph" style:parent-style-name="Text_20_body" style:list-style-name="L58"/>
    <style:style style:name="P124" style:family="paragraph" style:parent-style-name="Text_20_body" style:list-style-name="L59">
      <style:paragraph-properties fo:margin-top="0in" fo:margin-bottom="0in" style:contextual-spacing="false"/>
    </style:style>
    <style:style style:name="P125" style:family="paragraph" style:parent-style-name="Text_20_body" style:list-style-name="L59"/>
    <style:style style:name="P126" style:family="paragraph" style:parent-style-name="Text_20_body" style:list-style-name="L60">
      <style:paragraph-properties fo:margin-top="0in" fo:margin-bottom="0in" style:contextual-spacing="false"/>
    </style:style>
    <style:style style:name="P127" style:family="paragraph" style:parent-style-name="Text_20_body" style:list-style-name="L60"/>
    <style:style style:name="P128" style:family="paragraph" style:parent-style-name="Text_20_body" style:list-style-name="L61">
      <style:paragraph-properties fo:margin-top="0in" fo:margin-bottom="0in" style:contextual-spacing="false"/>
    </style:style>
    <style:style style:name="P129" style:family="paragraph" style:parent-style-name="Text_20_body" style:list-style-name="L61"/>
    <style:style style:name="P130" style:family="paragraph" style:parent-style-name="Text_20_body" style:list-style-name="L62">
      <style:paragraph-properties fo:margin-top="0in" fo:margin-bottom="0in" style:contextual-spacing="false"/>
    </style:style>
    <style:style style:name="P131" style:family="paragraph" style:parent-style-name="Text_20_body" style:list-style-name="L62"/>
    <style:style style:name="P132" style:family="paragraph" style:parent-style-name="Text_20_body" style:list-style-name="L63">
      <style:paragraph-properties fo:margin-top="0in" fo:margin-bottom="0in" style:contextual-spacing="false"/>
    </style:style>
    <style:style style:name="P133" style:family="paragraph" style:parent-style-name="Text_20_body" style:list-style-name="L63"/>
    <style:style style:name="P134" style:family="paragraph" style:parent-style-name="Text_20_body" style:list-style-name="L64">
      <style:paragraph-properties fo:margin-top="0in" fo:margin-bottom="0in" style:contextual-spacing="false"/>
    </style:style>
    <style:style style:name="P135" style:family="paragraph" style:parent-style-name="Text_20_body" style:list-style-name="L64"/>
    <style:style style:name="P136" style:family="paragraph" style:parent-style-name="Text_20_body" style:list-style-name="L65">
      <style:paragraph-properties fo:margin-top="0in" fo:margin-bottom="0in" style:contextual-spacing="false"/>
    </style:style>
    <style:style style:name="P137" style:family="paragraph" style:parent-style-name="Text_20_body" style:list-style-name="L65"/>
    <style:style style:name="P138" style:family="paragraph" style:parent-style-name="Text_20_body" style:list-style-name="L66">
      <style:paragraph-properties fo:margin-top="0in" fo:margin-bottom="0in" style:contextual-spacing="false"/>
    </style:style>
    <style:style style:name="P139" style:family="paragraph" style:parent-style-name="Text_20_body" style:list-style-name="L66"/>
    <style:style style:name="P140" style:family="paragraph" style:parent-style-name="Text_20_body" style:list-style-name="L67">
      <style:paragraph-properties fo:margin-top="0in" fo:margin-bottom="0in" style:contextual-spacing="false"/>
    </style:style>
    <style:style style:name="P141" style:family="paragraph" style:parent-style-name="Text_20_body" style:list-style-name="L67"/>
    <style:style style:name="P142" style:family="paragraph" style:parent-style-name="Text_20_body" style:list-style-name="L68">
      <style:paragraph-properties fo:margin-top="0in" fo:margin-bottom="0in" style:contextual-spacing="false"/>
    </style:style>
    <style:style style:name="P143" style:family="paragraph" style:parent-style-name="Text_20_body" style:list-style-name="L68"/>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udent Screen Time, Addiction &amp; Health Effects: A Comprehensive Data Mining Analysis</text:h>
      <text:p text:style-name="P2">~Authors Parve Palial 23117027, Yuvraj Singh 23117042</text:p>
      <text:h text:style-name="P3" text:outline-level="2">Abstract</text:h>
      <text:p text:style-name="Text_20_body">This study investigates the relationship between mobile phone screen time and its multifaceted impacts on students' health, cognitive function, sleep quality, and academic productivity. Using a comprehensive questionnaire administered to 106 students aged 13-25, we collected data across 10 domains encompassing demographics, usage patterns, addiction tendencies, cognitive effects, physical health, sleep disruption, and academic performance. Through advanced data mining techniques including exploratory data analysis, feature engineering, multiple classification algorithms (Decision Trees, Random Forest, SVM), and clustering analysis, we identified distinct risk profiles and predictive patterns. Our findings reveal that excessive screen time (&gt;6 hours daily) is strongly associated with addiction behaviors (mean addiction score 3.72/5), reduced attention span (mean brain rot score 3.54/5), sleep disruption (mean sleep impact 3.85/5), and decreased productivity (mean productivity score 3.28/5). Machine learning models achieved high accuracy (Random Forest: 89.7%) in classifying students into risk categories, enabling early identification of at-risk individuals. This research provides actionable insights for educational institutions to develop targeted intervention programs addressing the growing digital wellness crisis among students.</text:p>
      <text:p text:style-name="Text_20_body"><text:span text:style-name="Strong_20_Emphasis">Keywords:</text:span> Screen Time, Mobile Addiction, Student Health, Data Mining, Machine Learning, Digital Wellness</text:p>
      <text:p text:style-name="P4"/>
      <text:h text:style-name="P3" text:outline-level="2">1. Introduction</text:h>
      <text:h text:style-name="P5" text:outline-level="3">1.1 Background</text:h>
      <text:p text:style-name="Text_20_body">The ubiquitous presence of smartphones in modern society has fundamentally transformed how students learn, communicate, and spend their leisure time. While mobile technology offers unprecedented access to information and connectivity, mounting evidence suggests excessive screen time may have detrimental effects on physical health, mental wellbeing, cognitive function, and academic performance. Recent studies indicate that college students spend an average of 8-10 hours daily on their devices, with social media, streaming platforms, and gaming dominating usage patterns.</text:p>
      <text:p text:style-name="Text_20_body">The concept of "brain rot"—cognitive decline associated with excessive consumption of short-form, low-quality digital content—has emerged as a pressing concern among educators and health professionals. Students report difficulties maintaining attention, increased mental fatigue, and reduced capacity for deep work. Simultaneously, physical symptoms such as eye strain, neck pain, and sedentary-related health issues are becoming increasingly prevalent.</text:p>
      <text:p text:style-name="Text_20_body"><text:soft-page-break/>Sleep disruption represents another critical dimension of the screen time problem. The widespread habit of using phones immediately before bed, combined with exposure to blue light and psychologically stimulating content, has been linked to delayed sleep onset, reduced sleep quality, and daytime fatigue. These sleep deficits cascade into academic performance problems, including missed deadlines, reduced class engagement, and lower grades.</text:p>
      <text:p text:style-name="Text_20_body">Despite growing awareness of these issues, many students struggle to self-regulate their device usage. The addictive design of modern applications, employing variable reward schedules and infinite scroll mechanisms, creates psychological dependencies that are difficult to break without intervention.</text:p>
      <text:h text:style-name="P5" text:outline-level="3">1.2 Research Objectives</text:h>
      <text:p text:style-name="Text_20_body">This study aims to:</text:p>
      <text:list text:style-name="L1">
        <text:list-item>
          <text:p text:style-name="P6"><text:span text:style-name="Strong_20_Emphasis">Characterize screen time patterns</text:span> among students, including daily usage hours, peak usage times, and preferred application categories </text:p>
        </text:list-item>
        <text:list-item>
          <text:p text:style-name="P6"><text:span text:style-name="Strong_20_Emphasis">Quantify the relationship</text:span> between screen time and various health outcomes (addiction, cognitive function, physical health, sleep, productivity) </text:p>
        </text:list-item>
        <text:list-item>
          <text:p text:style-name="P6"><text:span text:style-name="Strong_20_Emphasis">Identify risk factors</text:span> that predict problematic usage patterns and negative outcomes </text:p>
        </text:list-item>
        <text:list-item>
          <text:p text:style-name="P6"><text:span text:style-name="Strong_20_Emphasis">Develop predictive models</text:span> using machine learning to classify students into risk categories </text:p>
        </text:list-item>
        <text:list-item>
          <text:p text:style-name="P6"><text:span text:style-name="Strong_20_Emphasis">Segment the student population</text:span> into distinct user profiles through clustering analysis </text:p>
        </text:list-item>
        <text:list-item>
          <text:p text:style-name="P7"><text:span text:style-name="Strong_20_Emphasis">Provide evidence-based recommendations</text:span> for students, educators, and policymakers </text:p>
        </text:list-item>
      </text:list>
      <text:h text:style-name="P5" text:outline-level="3">1.3 Significance of the Study</text:h>
      <text:p text:style-name="Text_20_body">This research addresses a critical gap in understanding the multidimensional impacts of screen time on student populations. Unlike previous studies focusing on single dimensions (e.g., only addiction or only sleep), our comprehensive approach examines the interconnected nature of these effects. By employing advanced data mining techniques, we move beyond descriptive statistics to predictive modeling, enabling proactive identification of at-risk students.</text:p>
      <text:p text:style-name="Text_20_body">The practical implications are substantial. Educational institutions can use our risk classification models to screen students and provide targeted digital wellness interventions. Students gain self-awareness tools to understand their usage patterns and associated risks. Policymakers receive evidence to inform campus-wide initiatives addressing digital wellbeing.</text:p>
      <text:p text:style-name="P4"/>
      <text:h text:style-name="P3" text:outline-level="2">2. Methodology</text:h>
      <text:h text:style-name="P5" text:outline-level="3">2.1 Study Design</text:h>
      <text:p text:style-name="Text_20_body">This cross-sectional study employed a quantitative research design using a structured online questionnaire. The survey was designed to capture comprehensive data across multiple dimensions of screen time usage and its associated impacts.</text:p>
      <text:h text:style-name="P5" text:outline-level="3">2.2 Participants</text:h>
      <text:p text:style-name="Text_20_body"><text:span text:style-name="Strong_20_Emphasis">Sampling Method:</text:span> Convenience sampling of students enrolled in [Institution Name]</text:p>
      <text:p text:style-name="Text_20_body"><text:span text:style-name="Strong_20_Emphasis">Inclusion Criteria:</text:span></text:p>
      <text:list text:style-name="L2">
        <text:list-item>
          <text:p text:style-name="P8"><text:soft-page-break/>Age 13-25 years </text:p>
        </text:list-item>
        <text:list-item>
          <text:p text:style-name="P8">Active smartphone user </text:p>
        </text:list-item>
        <text:list-item>
          <text:p text:style-name="P9">Currently enrolled student </text:p>
        </text:list-item>
      </text:list>
      <text:p text:style-name="Text_20_body"><text:span text:style-name="Strong_20_Emphasis">Sample Characteristics:</text:span></text:p>
      <text:list text:style-name="L3">
        <text:list-item>
          <text:p text:style-name="P10">Sample Size: N = 106 </text:p>
        </text:list-item>
        <text:list-item>
          <text:p text:style-name="P10">Age Range: 18-23 years </text:p>
        </text:list-item>
        <text:list-item>
          <text:p text:style-name="P10">Gender Distribution: 53 Males (50%), 53 Females (50%) </text:p>
        </text:list-item>
        <text:list-item>
          <text:p text:style-name="P11">Year of Study: 1st through 4th year plus graduate students (M.Tech/Ph.D.) </text:p>
        </text:list-item>
      </text:list>
      <text:h text:style-name="P5" text:outline-level="3">2.3 Data Collection Instrument</text:h>
      <text:p text:style-name="Text_20_body">The questionnaire consisted of 10 sections with 35+ variables:</text:p>
      <text:p text:style-name="Text_20_body"><text:span text:style-name="Strong_20_Emphasis">Section 1: Demographics</text:span></text:p>
      <text:list text:style-name="L4">
        <text:list-item>
          <text:p text:style-name="P12">Age, Gender, Year of Study </text:p>
        </text:list-item>
      </text:list>
      <text:p text:style-name="Text_20_body"><text:span text:style-name="Strong_20_Emphasis">Section 2: Screen Time Patterns</text:span></text:p>
      <text:list text:style-name="L5">
        <text:list-item>
          <text:p text:style-name="P13">Daily usage hours (categorical: &lt;2, 2-4, 4-6, 6-8, &gt;8 hours) </text:p>
        </text:list-item>
        <text:list-item>
          <text:p text:style-name="P14">Peak usage time (Morning, Afternoon, Evening, Late Night) </text:p>
        </text:list-item>
      </text:list>
      <text:p text:style-name="Text_20_body"><text:span text:style-name="Strong_20_Emphasis">Section 3: Application Usage</text:span></text:p>
      <text:list text:style-name="L6">
        <text:list-item>
          <text:p text:style-name="P15">Primary category (Social Media, YouTube/OTT, Messaging, Music, Gaming) </text:p>
        </text:list-item>
        <text:list-item>
          <text:p text:style-name="P15">Gaming preferences (if applicable) </text:p>
        </text:list-item>
        <text:list-item>
          <text:p text:style-name="P16">Daily hours per category </text:p>
        </text:list-item>
      </text:list>
      <text:p text:style-name="Text_20_body"><text:span text:style-name="Strong_20_Emphasis">Section 4: Self-Perceived Impact</text:span></text:p>
      <text:list text:style-name="L7">
        <text:list-item>
          <text:p text:style-name="P17">Impact on studies (Yes/No/Sometimes) </text:p>
        </text:list-item>
        <text:list-item>
          <text:p text:style-name="P17">Impact on sleep (Yes/No/Sometimes) </text:p>
        </text:list-item>
        <text:list-item>
          <text:p text:style-name="P18">Desire to reduce usage (Yes/No/Not Sure) </text:p>
        </text:list-item>
      </text:list>
      <text:p text:style-name="Text_20_body"><text:span text:style-name="Strong_20_Emphasis">Sections 5-9: Likert Scale Items (1-5)</text:span></text:p>
      <text:list text:style-name="L8">
        <text:list-item>
          <text:p text:style-name="P19">Section 5: Addiction Tendencies (4 items) </text:p>
          <text:list>
            <text:list-item>
              <text:p text:style-name="P19">Q1: Anxiety when away from phone </text:p>
            </text:list-item>
            <text:list-item>
              <text:p text:style-name="P19">Q2: Checking phone upon waking </text:p>
            </text:list-item>
            <text:list-item>
              <text:p text:style-name="P19">Q3: Using phone when should be productive </text:p>
            </text:list-item>
            <text:list-item>
              <text:p text:style-name="P19">Q4: Difficulty limiting usage </text:p>
            </text:list-item>
          </text:list>
        </text:list-item>
        <text:list-item>
          <text:p text:style-name="P19">Section 6: Cognitive/Brain Rot Effects (4 items) </text:p>
          <text:list>
            <text:list-item>
              <text:p text:style-name="P19">Q5: Difficulty focusing </text:p>
            </text:list-item>
            <text:list-item>
              <text:p text:style-name="P19">Q6: Reduced attention span </text:p>
            </text:list-item>
            <text:list-item>
              <text:p text:style-name="P19">Q7: Endless scrolling behavior </text:p>
            </text:list-item>
            <text:list-item>
              <text:p text:style-name="P19">Q8: Mental exhaustion </text:p>
            </text:list-item>
          </text:list>
        </text:list-item>
        <text:list-item>
          <text:p text:style-name="P19">Section 7: Physical Health (3 items) </text:p>
          <text:list>
            <text:list-item>
              <text:p text:style-name="P19">Q9: Eye strain/headaches </text:p>
            </text:list-item>
            <text:list-item>
              <text:p text:style-name="P19">Q10: Neck/back pain </text:p>
            </text:list-item>
            <text:list-item>
              <text:p text:style-name="P19">Q11: Reduced physical activity </text:p>
            </text:list-item>
          </text:list>
        </text:list-item>
        <text:list-item>
          <text:p text:style-name="P19">Section 8: Sleep Impact (3 items) </text:p>
          <text:list>
            <text:list-item>
              <text:p text:style-name="P19"><text:soft-page-break/>Q12: Phone use before bed </text:p>
            </text:list-item>
            <text:list-item>
              <text:p text:style-name="P19">Q13: Delayed sleep </text:p>
            </text:list-item>
            <text:list-item>
              <text:p text:style-name="P19">Q14: Poor sleep quality </text:p>
            </text:list-item>
          </text:list>
        </text:list-item>
        <text:list-item>
          <text:p text:style-name="P19">Section 9: Academic Productivity (3 items) </text:p>
          <text:list>
            <text:list-item>
              <text:p text:style-name="P19">Q15: Study distractions </text:p>
            </text:list-item>
            <text:list-item>
              <text:p text:style-name="P19">Q16: Phone use during class </text:p>
            </text:list-item>
            <text:list-item>
              <text:p text:style-name="P20">Q17: Missed deadlines </text:p>
            </text:list-item>
          </text:list>
        </text:list-item>
      </text:list>
      <text:p text:style-name="Text_20_body"><text:span text:style-name="Strong_20_Emphasis">Section 10: Open-Ended Responses</text:span></text:p>
      <text:list text:style-name="L9">
        <text:list-item>
          <text:p text:style-name="P21">Personal reflections on mobile impact </text:p>
        </text:list-item>
        <text:list-item>
          <text:p text:style-name="P22">Strategies attempted to reduce usage </text:p>
        </text:list-item>
      </text:list>
      <text:h text:style-name="P5" text:outline-level="3">2.4 Data Processing Pipeline</text:h>
      <text:p text:style-name="Text_20_body"><text:span text:style-name="Strong_20_Emphasis">Step 1: Data Import and Cleaning</text:span></text:p>
      <text:p text:style-name="P23"><text:span text:style-name="Source_20_Text">- Imported Excel data using readxl package</text:span></text:p>
      <text:p text:style-name="P23"><text:span text:style-name="Source_20_Text">- Renamed columns for clarity and consistency</text:span></text:p>
      <text:p text:style-name="P23"><text:span text:style-name="Source_20_Text">- Handled missing values through listwise deletion (&lt; 5% missing)</text:span></text:p>
      <text:p text:style-name="P23"><text:span text:style-name="Source_20_Text">- Validated data ranges and logical consistency</text:span></text:p>
      <text:p text:style-name="Text_20_body"><text:span text:style-name="Strong_20_Emphasis">Step 2: Feature Engineering</text:span></text:p>
      <text:p text:style-name="Text_20_body">Created composite scores as domain-specific indicators:</text:p>
      <text:list text:style-name="L10">
        <text:list-item>
          <text:p text:style-name="P24"><text:span text:style-name="Strong_20_Emphasis">Addiction Score:</text:span> Mean of Q1-Q4 (α = [Cronbach's alpha if calculated]) </text:p>
        </text:list-item>
        <text:list-item>
          <text:p text:style-name="P24"><text:span text:style-name="Strong_20_Emphasis">Brain Rot Score:</text:span> Mean of Q5-Q8 </text:p>
        </text:list-item>
        <text:list-item>
          <text:p text:style-name="P24"><text:span text:style-name="Strong_20_Emphasis">Physical Health Score:</text:span> Mean of Q9-Q11 </text:p>
        </text:list-item>
        <text:list-item>
          <text:p text:style-name="P24"><text:span text:style-name="Strong_20_Emphasis">Sleep Impact Score:</text:span> Mean of Q12-Q14 </text:p>
        </text:list-item>
        <text:list-item>
          <text:p text:style-name="P24"><text:span text:style-name="Strong_20_Emphasis">Productivity Score:</text:span> Mean of Q15-Q17 </text:p>
        </text:list-item>
        <text:list-item>
          <text:p text:style-name="P25"><text:span text:style-name="Strong_20_Emphasis">Overall Impact Score:</text:span> Mean of all five domain scores </text:p>
        </text:list-item>
      </text:list>
      <text:p text:style-name="Text_20_body">Converted categorical daily hours to numeric midpoints for correlation analysis.</text:p>
      <text:p text:style-name="Text_20_body"><text:span text:style-name="Strong_20_Emphasis">Step 3: Risk Classification</text:span></text:p>
      <text:p text:style-name="Text_20_body">Stratified students into risk categories based on Overall Impact Score:</text:p>
      <text:list text:style-name="L11">
        <text:list-item>
          <text:p text:style-name="P26"><text:span text:style-name="Strong_20_Emphasis">Low Risk:</text:span> Score &lt; 2.5 </text:p>
        </text:list-item>
        <text:list-item>
          <text:p text:style-name="P26"><text:span text:style-name="Strong_20_Emphasis">Moderate Risk:</text:span> Score 2.5-3.5 </text:p>
        </text:list-item>
        <text:list-item>
          <text:p text:style-name="P27"><text:span text:style-name="Strong_20_Emphasis">High Risk:</text:span> Score &gt; 3.5 </text:p>
        </text:list-item>
      </text:list>
      <text:p text:style-name="Text_20_body">This classification serves as the target variable for machine learning models.</text:p>
      <text:h text:style-name="P5" text:outline-level="3">2.5 Analytical Methods</text:h>
      <text:h text:style-name="P28" text:outline-level="4">2.5.1 Exploratory Data Analysis (EDA)</text:h>
      <text:p text:style-name="Text_20_body">Conducted comprehensive visualization using ggplot2:</text:p>
      <text:list text:style-name="L12">
        <text:list-item>
          <text:p text:style-name="P29"><text:span text:style-name="Strong_20_Emphasis">Univariate Analysis:</text:span></text:p>
          <text:list>
            <text:list-item>
              <text:p text:style-name="P30">Histograms for continuous variables (Age, composite scores) </text:p>
            </text:list-item>
            <text:list-item>
              <text:p text:style-name="P30">Bar charts for categorical variables (Gender, Year, Daily Hours, App Usage) </text:p>
            </text:list-item>
          </text:list>
        </text:list-item>
        <text:list-item>
          <text:p text:style-name="P29"><text:soft-page-break/><text:span text:style-name="Strong_20_Emphasis">Bivariate Analysis:</text:span></text:p>
          <text:list>
            <text:list-item>
              <text:p text:style-name="P30">Scatter plots with regression lines (Daily Hours vs. Addiction Score) </text:p>
            </text:list-item>
            <text:list-item>
              <text:p text:style-name="P30">Boxplots comparing groups (Year of Study vs. Sleep Impact) </text:p>
            </text:list-item>
            <text:list-item>
              <text:p text:style-name="P30">Stacked bar charts (Study Impact by Daily Hours) </text:p>
            </text:list-item>
          </text:list>
        </text:list-item>
        <text:list-item>
          <text:p text:style-name="P29"><text:span text:style-name="Strong_20_Emphasis">Multivariate Analysis:</text:span></text:p>
          <text:list>
            <text:list-item>
              <text:p text:style-name="P30">Correlation heatmaps for composite scores </text:p>
            </text:list-item>
            <text:list-item>
              <text:p text:style-name="P30">Faceted plots by risk category </text:p>
            </text:list-item>
            <text:list-item>
              <text:p text:style-name="P29">Interactive visualizations using plotly </text:p>
            </text:list-item>
          </text:list>
        </text:list-item>
      </text:list>
      <text:h text:style-name="P28" text:outline-level="4">2.5.2 Statistical Testing</text:h>
      <text:p text:style-name="Text_20_body"><text:span text:style-name="Strong_20_Emphasis">Parametric Tests:</text:span></text:p>
      <text:list text:style-name="L13">
        <text:list-item>
          <text:p text:style-name="P31">One-way ANOVA: Daily Hours (categorical) vs. Impact Scores </text:p>
        </text:list-item>
        <text:list-item>
          <text:p text:style-name="P31">Pearson correlation: Daily Hours (numeric) vs. Overall Impact Score </text:p>
        </text:list-item>
        <text:list-item>
          <text:p text:style-name="P32">Post-hoc Tukey HSD for pairwise comparisons </text:p>
        </text:list-item>
      </text:list>
      <text:p text:style-name="Text_20_body"><text:span text:style-name="Strong_20_Emphasis">Non-Parametric Tests:</text:span></text:p>
      <text:list text:style-name="L14">
        <text:list-item>
          <text:p text:style-name="P33">Kruskal-Wallis test (if assumptions violated) </text:p>
        </text:list-item>
        <text:list-item>
          <text:p text:style-name="P34">Mann-Whitney U for two-group comparisons </text:p>
        </text:list-item>
      </text:list>
      <text:p text:style-name="Text_20_body"><text:span text:style-name="Strong_20_Emphasis">Categorical Tests:</text:span></text:p>
      <text:list text:style-name="L15">
        <text:list-item>
          <text:p text:style-name="P35">Chi-square test: Gender vs. Risk Category </text:p>
        </text:list-item>
        <text:list-item>
          <text:p text:style-name="P36">Fisher's exact test (for small cell counts) </text:p>
        </text:list-item>
      </text:list>
      <text:p text:style-name="Text_20_body"><text:span text:style-name="Strong_20_Emphasis">Effect Sizes:</text:span></text:p>
      <text:list text:style-name="L16">
        <text:list-item>
          <text:p text:style-name="P37">Cohen's d for group differences </text:p>
        </text:list-item>
        <text:list-item>
          <text:p text:style-name="P37">Eta-squared (η²) for ANOVA </text:p>
        </text:list-item>
        <text:list-item>
          <text:p text:style-name="P38">Phi coefficient for chi-square </text:p>
        </text:list-item>
      </text:list>
      <text:h text:style-name="P28" text:outline-level="4">2.5.3 Machine Learning Classification</text:h>
      <text:p text:style-name="Text_20_body"><text:span text:style-name="Strong_20_Emphasis">Algorithm 1: Decision Trees (CART)</text:span></text:p>
      <text:p text:style-name="Text_20_body"><text:span text:style-name="Emphasis">Rationale:</text:span> Highly interpretable, reveals decision rules for risk classification</text:p>
      <text:p text:style-name="Text_20_body"><text:span text:style-name="Emphasis">Implementation:</text:span></text:p>
      <text:p text:style-name="P23"><text:span text:style-name="Source_20_Text">rpart(Risk_Category ~ Age + Gender + Daily_Hours_Numeric + </text:span></text:p>
      <text:p text:style-name="P23"><text:span text:style-name="Source_20_Text"><text:s text:c="6"/>Addiction_Score + Brain_Rot_Score + Physical_Health_Score +</text:span></text:p>
      <text:p text:style-name="P23"><text:span text:style-name="Source_20_Text"><text:s text:c="6"/>Sleep_Impact_Score + Productivity_Score,</text:span></text:p>
      <text:p text:style-name="P23"><text:span text:style-name="Source_20_Text"><text:s text:c="6"/>method = "class", data = train_data)</text:span></text:p>
      <text:p text:style-name="Text_20_body"><text:span text:style-name="Emphasis">Hyperparameters:</text:span></text:p>
      <text:list text:style-name="L17">
        <text:list-item>
          <text:p text:style-name="P39">Complexity parameter (cp): Cross-validation optimized </text:p>
        </text:list-item>
        <text:list-item>
          <text:p text:style-name="P39">Minimum split: 20 observations </text:p>
        </text:list-item>
        <text:list-item>
          <text:p text:style-name="P40">Maximum depth: 10 levels </text:p>
        </text:list-item>
      </text:list>
      <text:p text:style-name="Text_20_body"><text:span text:style-name="Emphasis">Evaluation:</text:span></text:p>
      <text:list text:style-name="L18">
        <text:list-item>
          <text:p text:style-name="P41"><text:soft-page-break/>Accuracy, Precision, Recall, F1-Score </text:p>
        </text:list-item>
        <text:list-item>
          <text:p text:style-name="P41">Confusion matrix analysis </text:p>
        </text:list-item>
        <text:list-item>
          <text:p text:style-name="P42">Pruning for generalization </text:p>
        </text:list-item>
      </text:list>
      <text:p text:style-name="Text_20_body"><text:span text:style-name="Strong_20_Emphasis">Algorithm 2: Random Forest</text:span></text:p>
      <text:p text:style-name="Text_20_body"><text:span text:style-name="Emphasis">Rationale:</text:span> Ensemble method reduces overfitting, provides feature importance</text:p>
      <text:p text:style-name="Text_20_body"><text:span text:style-name="Emphasis">Implementation:</text:span></text:p>
      <text:p text:style-name="P23"><text:span text:style-name="Source_20_Text">randomForest(Risk_Category ~ predictors,</text:span></text:p>
      <text:p text:style-name="P23"><text:span text:style-name="Source_20_Text"><text:s text:c="13"/>ntree = 500, mtry = sqrt(p),</text:span></text:p>
      <text:p text:style-name="P23"><text:span text:style-name="Source_20_Text"><text:s text:c="13"/>importance = TRUE)</text:span></text:p>
      <text:p text:style-name="Text_20_body"><text:span text:style-name="Emphasis">Hyperparameters:</text:span></text:p>
      <text:list text:style-name="L19">
        <text:list-item>
          <text:p text:style-name="P43">Number of trees: 500 </text:p>
        </text:list-item>
        <text:list-item>
          <text:p text:style-name="P43">Variables per split (mtry): Square root of total predictors </text:p>
        </text:list-item>
        <text:list-item>
          <text:p text:style-name="P44">Minimum node size: 5 </text:p>
        </text:list-item>
      </text:list>
      <text:p text:style-name="Text_20_body"><text:span text:style-name="Emphasis">Feature Importance:</text:span></text:p>
      <text:list text:style-name="L20">
        <text:list-item>
          <text:p text:style-name="P45">Mean Decrease in Accuracy </text:p>
        </text:list-item>
        <text:list-item>
          <text:p text:style-name="P46">Mean Decrease in Gini coefficient </text:p>
        </text:list-item>
      </text:list>
      <text:p text:style-name="Text_20_body"><text:span text:style-name="Strong_20_Emphasis">Algorithm 3: Support Vector Machines (SVM)</text:span></text:p>
      <text:p text:style-name="Text_20_body"><text:span text:style-name="Emphasis">Rationale:</text:span> Effective for non-linear boundaries in high-dimensional space</text:p>
      <text:p text:style-name="Text_20_body"><text:span text:style-name="Emphasis">Implementation:</text:span></text:p>
      <text:p text:style-name="P23"><text:span text:style-name="Source_20_Text">svm(Risk_Category ~ predictors,</text:span></text:p>
      <text:p text:style-name="P23"><text:span text:style-name="Source_20_Text"><text:s text:c="4"/>kernel = "radial", gamma = auto,</text:span></text:p>
      <text:p text:style-name="P23"><text:span text:style-name="Source_20_Text"><text:s text:c="4"/>cost = 10)</text:span></text:p>
      <text:p text:style-name="Text_20_body"><text:span text:style-name="Emphasis">Hyperparameters:</text:span></text:p>
      <text:list text:style-name="L21">
        <text:list-item>
          <text:p text:style-name="P47">Kernel: Radial Basis Function (RBF) </text:p>
        </text:list-item>
        <text:list-item>
          <text:p text:style-name="P47">Cost parameter: Grid search optimization </text:p>
        </text:list-item>
        <text:list-item>
          <text:p text:style-name="P48">Gamma: 1/(number of features) </text:p>
        </text:list-item>
      </text:list>
      <text:p text:style-name="Text_20_body"><text:span text:style-name="Strong_20_Emphasis">Model Validation:</text:span></text:p>
      <text:list text:style-name="L22">
        <text:list-item>
          <text:p text:style-name="P49">70-30 train-test split </text:p>
        </text:list-item>
        <text:list-item>
          <text:p text:style-name="P49">Stratified sampling to preserve class proportions </text:p>
        </text:list-item>
        <text:list-item>
          <text:p text:style-name="P49">10-fold cross-validation on training set </text:p>
        </text:list-item>
        <text:list-item>
          <text:p text:style-name="P49">Performance metrics: </text:p>
          <text:list>
            <text:list-item>
              <text:p text:style-name="P49">Overall accuracy </text:p>
            </text:list-item>
            <text:list-item>
              <text:p text:style-name="P49">Class-specific precision/recall </text:p>
            </text:list-item>
            <text:list-item>
              <text:p text:style-name="P49">Cohen's Kappa (inter-rater reliability analog) </text:p>
            </text:list-item>
            <text:list-item>
              <text:p text:style-name="P50">ROC-AUC for probabilistic predictions </text:p>
            </text:list-item>
          </text:list>
        </text:list-item>
      </text:list>
      <text:h text:style-name="P28" text:outline-level="4">2.5.4 Clustering Analysis</text:h>
      <text:p text:style-name="Text_20_body"><text:span text:style-name="Strong_20_Emphasis">K-Means Clustering</text:span></text:p>
      <text:p text:style-name="Text_20_body"><text:soft-page-break/><text:span text:style-name="Emphasis">Objective:</text:span> Identify natural student segments based on usage and impact patterns</text:p>
      <text:p text:style-name="Text_20_body"><text:span text:style-name="Emphasis">Methodology:</text:span></text:p>
      <text:list text:style-name="L23">
        <text:list-item>
          <text:p text:style-name="P51">Feature selection: All 5 composite scores + Daily Hours </text:p>
        </text:list-item>
        <text:list-item>
          <text:p text:style-name="P51">Standardization: Z-score normalization </text:p>
        </text:list-item>
        <text:list-item>
          <text:p text:style-name="P51">Optimal K determination: Elbow method (1-10 clusters) </text:p>
        </text:list-item>
        <text:list-item>
          <text:p text:style-name="P51">Cluster assignment: k-means with 25 random starts </text:p>
        </text:list-item>
        <text:list-item>
          <text:p text:style-name="P52">Validation: Silhouette analysis, within-cluster sum of squares </text:p>
        </text:list-item>
      </text:list>
      <text:p text:style-name="Text_20_body"><text:span text:style-name="Emphasis">Interpretation:</text:span></text:p>
      <text:list text:style-name="L24">
        <text:list-item>
          <text:p text:style-name="P53">Cluster profiling: Mean scores per cluster </text:p>
        </text:list-item>
        <text:list-item>
          <text:p text:style-name="P53">Demographic characterization </text:p>
        </text:list-item>
        <text:list-item>
          <text:p text:style-name="P53">Risk distribution within clusters </text:p>
        </text:list-item>
        <text:list-item>
          <text:p text:style-name="P54">Visualization: 2D scatter plots with cluster colors </text:p>
        </text:list-item>
      </text:list>
      <text:h text:style-name="P5" text:outline-level="3">2.6 Software and Tools</text:h>
      <text:p text:style-name="Text_20_body"><text:span text:style-name="Strong_20_Emphasis">Primary Software:</text:span> R (version 4.x)</text:p>
      <text:p text:style-name="Text_20_body"><text:span text:style-name="Strong_20_Emphasis">Key Packages:</text:span></text:p>
      <text:list text:style-name="L25">
        <text:list-item>
          <text:p text:style-name="P55"><text:span text:style-name="Strong_20_Emphasis">Data Manipulation:</text:span> tidyverse, dplyr, tidyr </text:p>
        </text:list-item>
        <text:list-item>
          <text:p text:style-name="P55"><text:span text:style-name="Strong_20_Emphasis">Visualization:</text:span> ggplot2, plotly, gridExtra, viridis </text:p>
        </text:list-item>
        <text:list-item>
          <text:p text:style-name="P55"><text:span text:style-name="Strong_20_Emphasis">Statistical Testing:</text:span> stats, car </text:p>
        </text:list-item>
        <text:list-item>
          <text:p text:style-name="P55"><text:span text:style-name="Strong_20_Emphasis">Machine Learning:</text:span> caret, randomForest, e1071, rpart </text:p>
        </text:list-item>
        <text:list-item>
          <text:p text:style-name="P55"><text:span text:style-name="Strong_20_Emphasis">Clustering:</text:span> stats (kmeans), cluster </text:p>
        </text:list-item>
        <text:list-item>
          <text:p text:style-name="P56"><text:span text:style-name="Strong_20_Emphasis">Import/Export:</text:span> readxl, writexl </text:p>
        </text:list-item>
      </text:list>
      <text:p text:style-name="Text_20_body"><text:span text:style-name="Strong_20_Emphasis">Hardware:</text:span> [Your specifications if relevant]</text:p>
      <text:p text:style-name="Text_20_body"><text:span text:style-name="Strong_20_Emphasis">Reproducibility:</text:span> Seed set to 123 for all random operations</text:p>
      <text:p text:style-name="P4"/>
      <text:h text:style-name="P3" text:outline-level="2">3. Results</text:h>
      <text:h text:style-name="P5" text:outline-level="3">3.1 Descriptive Statistics</text:h>
      <text:h text:style-name="P28" text:outline-level="4">3.1.1 Sample Characteristics</text:h>
      <text:p text:style-name="Text_20_body"><text:span text:style-name="Strong_20_Emphasis">Demographics:</text:span></text:p>
      <text:list text:style-name="L26">
        <text:list-item>
          <text:p text:style-name="P57">Mean Age: 20.5 years (SD = 1.8) </text:p>
        </text:list-item>
        <text:list-item>
          <text:p text:style-name="P57">Gender: 50% Male, 50% Female, 0% Prefer not to say </text:p>
        </text:list-item>
        <text:list-item>
          <text:p text:style-name="P57">Year of Study: </text:p>
          <text:list>
            <text:list-item>
              <text:p text:style-name="P57">1st Year: 25.5% </text:p>
            </text:list-item>
            <text:list-item>
              <text:p text:style-name="P57">2nd Year: 13.2% </text:p>
            </text:list-item>
            <text:list-item>
              <text:p text:style-name="P57">3rd Year: 22.6% </text:p>
            </text:list-item>
            <text:list-item>
              <text:p text:style-name="P57">4th Year: 17.0% </text:p>
            </text:list-item>
            <text:list-item>
              <text:p text:style-name="P58">M.Tech/Ph.D.: 21.7% </text:p>
            </text:list-item>
          </text:list>
        </text:list-item>
      </text:list>
      <text:p text:style-name="Text_20_body"><text:span text:style-name="Strong_20_Emphasis">Screen Time Patterns:</text:span></text:p>
      <text:list text:style-name="L27">
        <text:list-item>
          <text:p text:style-name="P59"><text:soft-page-break/>Modal Daily Usage: 4-6 hours (30.2%)</text:p>
        </text:list-item>
        <text:list-item>
          <text:p text:style-name="P59">Distribution:</text:p>
          <text:list>
            <text:list-item>
              <text:p text:style-name="P60">&lt;2 hours: 26.4% </text:p>
            </text:list-item>
            <text:list-item>
              <text:p text:style-name="P60">2-4 hours: 17.0% </text:p>
            </text:list-item>
            <text:list-item>
              <text:p text:style-name="P60">4-6 hours: 30.2% </text:p>
            </text:list-item>
            <text:list-item>
              <text:p text:style-name="P60">6-8 hours: 26.4% </text:p>
            </text:list-item>
            <text:list-item>
              <text:p text:style-name="P61">8 hours: 0%</text:p>
            </text:list-item>
          </text:list>
        </text:list-item>
        <text:list-item>
          <text:p text:style-name="P59">Peak Usage Time:</text:p>
          <text:list>
            <text:list-item>
              <text:p text:style-name="P60">Late Night: 45.3% (most common) </text:p>
            </text:list-item>
            <text:list-item>
              <text:p text:style-name="P60">Evening: 17.0% </text:p>
            </text:list-item>
            <text:list-item>
              <text:p text:style-name="P60">Afternoon: 20.8% </text:p>
            </text:list-item>
            <text:list-item>
              <text:p text:style-name="P59">Morning: 16.0% </text:p>
            </text:list-item>
          </text:list>
        </text:list-item>
      </text:list>
      <text:p text:style-name="Text_20_body"><text:span text:style-name="Strong_20_Emphasis">Application Preferences:</text:span></text:p>
      <text:list text:style-name="L28">
        <text:list-item>
          <text:p text:style-name="P62">Primary Categories:</text:p>
          <text:list>
            <text:list-item>
              <text:p text:style-name="P63">Social Media: 18.9% </text:p>
            </text:list-item>
            <text:list-item>
              <text:p text:style-name="P63">YouTube/OTT: 34.0% </text:p>
            </text:list-item>
            <text:list-item>
              <text:p text:style-name="P63">Messaging: 13.2% </text:p>
            </text:list-item>
            <text:list-item>
              <text:p text:style-name="P63">Music/Audio: 17.9% </text:p>
            </text:list-item>
            <text:list-item>
              <text:p text:style-name="P63">Gaming: 16.0% </text:p>
            </text:list-item>
          </text:list>
        </text:list-item>
        <text:list-item>
          <text:p text:style-name="P62">Among gamers (17 students), preferred genres:</text:p>
          <text:list>
            <text:list-item>
              <text:p text:style-name="P63">Shooting: 11.8% </text:p>
            </text:list-item>
            <text:list-item>
              <text:p text:style-name="P63">Strategy: 29.4% </text:p>
            </text:list-item>
            <text:list-item>
              <text:p text:style-name="P63">Sports: 5.9% </text:p>
            </text:list-item>
            <text:list-item>
              <text:p text:style-name="P63">Fighting: 41.2% </text:p>
            </text:list-item>
            <text:list-item>
              <text:p text:style-name="P63">Racing: 5.9% </text:p>
            </text:list-item>
            <text:list-item>
              <text:p text:style-name="P62">Puzzle/Casual: 5.9% </text:p>
            </text:list-item>
          </text:list>
        </text:list-item>
      </text:list>
      <text:h text:style-name="P28" text:outline-level="4">3.1.2 Composite Impact Scores</text:h>
      <text:p text:style-name="Text_20_body"><text:span text:style-name="Strong_20_Emphasis">Central Tendency and Dispersion:</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Domain</text:p>
            </table:table-cell>
            <table:table-cell table:style-name="Table1.A1" office:value-type="string">
              <text:p text:style-name="Table_20_Heading">Mean</text:p>
            </table:table-cell>
            <table:table-cell table:style-name="Table1.A1" office:value-type="string">
              <text:p text:style-name="Table_20_Heading">SD</text:p>
            </table:table-cell>
            <table:table-cell table:style-name="Table1.A1" office:value-type="string">
              <text:p text:style-name="Table_20_Heading">Median</text:p>
            </table:table-cell>
            <table:table-cell table:style-name="Table1.A1" office:value-type="string">
              <text:p text:style-name="Table_20_Heading">Range</text:p>
            </table:table-cell>
          </table:table-row>
        </table:table-header-rows>
        <table:table-row>
          <table:table-cell table:style-name="Table1.A1" office:value-type="string">
            <text:p text:style-name="Table_20_Contents">Addiction Score</text:p>
          </table:table-cell>
          <table:table-cell table:style-name="Table1.A1" office:value-type="string">
            <text:p text:style-name="Table_20_Contents">3.72</text:p>
          </table:table-cell>
          <table:table-cell table:style-name="Table1.A1" office:value-type="string">
            <text:p text:style-name="Table_20_Contents">1.12</text:p>
          </table:table-cell>
          <table:table-cell table:style-name="Table1.A1" office:value-type="string">
            <text:p text:style-name="Table_20_Contents">4.00</text:p>
          </table:table-cell>
          <table:table-cell table:style-name="Table1.A1" office:value-type="string">
            <text:p text:style-name="Table_20_Contents">1.00 - 5.00</text:p>
          </table:table-cell>
        </table:table-row>
        <table:table-row>
          <table:table-cell table:style-name="Table1.A1" office:value-type="string">
            <text:p text:style-name="Table_20_Contents">Brain Rot Score</text:p>
          </table:table-cell>
          <table:table-cell table:style-name="Table1.A1" office:value-type="string">
            <text:p text:style-name="Table_20_Contents">3.54</text:p>
          </table:table-cell>
          <table:table-cell table:style-name="Table1.A1" office:value-type="string">
            <text:p text:style-name="Table_20_Contents">1.08</text:p>
          </table:table-cell>
          <table:table-cell table:style-name="Table1.A1" office:value-type="string">
            <text:p text:style-name="Table_20_Contents">3.75</text:p>
          </table:table-cell>
          <table:table-cell table:style-name="Table1.A1" office:value-type="string">
            <text:p text:style-name="Table_20_Contents">1.00 - 5.00</text:p>
          </table:table-cell>
        </table:table-row>
        <table:table-row>
          <table:table-cell table:style-name="Table1.A1" office:value-type="string">
            <text:p text:style-name="Table_20_Contents">Physical Health Score</text:p>
          </table:table-cell>
          <table:table-cell table:style-name="Table1.A1" office:value-type="string">
            <text:p text:style-name="Table_20_Contents">3.39</text:p>
          </table:table-cell>
          <table:table-cell table:style-name="Table1.A1" office:value-type="string">
            <text:p text:style-name="Table_20_Contents">1.15</text:p>
          </table:table-cell>
          <table:table-cell table:style-name="Table1.A1" office:value-type="string">
            <text:p text:style-name="Table_20_Contents">3.67</text:p>
          </table:table-cell>
          <table:table-cell table:style-name="Table1.A1" office:value-type="string">
            <text:p text:style-name="Table_20_Contents">1.00 - 5.00</text:p>
          </table:table-cell>
        </table:table-row>
        <table:table-row>
          <table:table-cell table:style-name="Table1.A1" office:value-type="string">
            <text:p text:style-name="Table_20_Contents">Sleep Impact Score</text:p>
          </table:table-cell>
          <table:table-cell table:style-name="Table1.A1" office:value-type="string">
            <text:p text:style-name="Table_20_Contents">3.85</text:p>
          </table:table-cell>
          <table:table-cell table:style-name="Table1.A1" office:value-type="string">
            <text:p text:style-name="Table_20_Contents">1.06</text:p>
          </table:table-cell>
          <table:table-cell table:style-name="Table1.A1" office:value-type="string">
            <text:p text:style-name="Table_20_Contents">4.00</text:p>
          </table:table-cell>
          <table:table-cell table:style-name="Table1.A1" office:value-type="string">
            <text:p text:style-name="Table_20_Contents">1.00 - 5.00</text:p>
          </table:table-cell>
        </table:table-row>
        <table:table-row>
          <table:table-cell table:style-name="Table1.A1" office:value-type="string">
            <text:p text:style-name="Table_20_Contents">Productivity Score</text:p>
          </table:table-cell>
          <table:table-cell table:style-name="Table1.A1" office:value-type="string">
            <text:p text:style-name="Table_20_Contents">3.28</text:p>
          </table:table-cell>
          <table:table-cell table:style-name="Table1.A1" office:value-type="string">
            <text:p text:style-name="Table_20_Contents">1.21</text:p>
          </table:table-cell>
          <table:table-cell table:style-name="Table1.A1" office:value-type="string">
            <text:p text:style-name="Table_20_Contents">3.33</text:p>
          </table:table-cell>
          <table:table-cell table:style-name="Table1.A1" office:value-type="string">
            <text:p text:style-name="Table_20_Contents">1.00 - 5.00</text:p>
          </table:table-cell>
        </table:table-row>
        <table:table-row>
          <table:table-cell table:style-name="Table1.A1" office:value-type="string">
            <text:p text:style-name="Table_20_Contents">Overall Impact Score</text:p>
          </table:table-cell>
          <table:table-cell table:style-name="Table1.A1" office:value-type="string">
            <text:p text:style-name="Table_20_Contents">3.56</text:p>
          </table:table-cell>
          <table:table-cell table:style-name="Table1.A1" office:value-type="string">
            <text:p text:style-name="Table_20_Contents">0.98</text:p>
          </table:table-cell>
          <table:table-cell table:style-name="Table1.A1" office:value-type="string">
            <text:p text:style-name="Table_20_Contents">3.65</text:p>
          </table:table-cell>
          <table:table-cell table:style-name="Table1.A1" office:value-type="string">
            <text:p text:style-name="Table_20_Contents">1.20 - 5.00</text:p>
          </table:table-cell>
        </table:table-row>
      </table:table>
      <text:p text:style-name="Text_20_body"><text:span text:style-name="Strong_20_Emphasis">Key Observation:</text:span> Sleep Impact Score (3.85) and Addiction Score (3.72) showed highest means, suggesting these are the most affected domains.</text:p>
      <text:p text:style-name="Text_20_body"><text:span text:style-name="Strong_20_Emphasis">Risk Category Distribution:</text:span></text:p>
      <text:list text:style-name="L29">
        <text:list-item>
          <text:p text:style-name="P64">Low Risk (&lt;2.5): 15.1% </text:p>
        </text:list-item>
        <text:list-item>
          <text:p text:style-name="P64">Moderate Risk (2.5-3.5): 37.7% </text:p>
        </text:list-item>
        <text:list-item>
          <text:p text:style-name="P65"><text:soft-page-break/>High Risk (&gt;3.5): 47.2% </text:p>
        </text:list-item>
      </text:list>
      <text:h text:style-name="P5" text:outline-level="3">3.2 Inferential Statistics</text:h>
      <text:h text:style-name="P28" text:outline-level="4">3.2.1 Correlation Analysis</text:h>
      <text:p text:style-name="Text_20_body"><text:span text:style-name="Strong_20_Emphasis">Pearson Correlations (key findings):</text:span></text:p>
      <text:p text:style-name="Text_20_body">Daily Hours ↔ Composite Scores:</text:p>
      <text:list text:style-name="L30">
        <text:list-item>
          <text:p text:style-name="P66">Addiction: r = 0.68, p &lt; 0.001 </text:p>
        </text:list-item>
        <text:list-item>
          <text:p text:style-name="P66">Brain Rot: r = 0.72, p &lt; 0.001 </text:p>
        </text:list-item>
        <text:list-item>
          <text:p text:style-name="P66">Physical Health: r = 0.54, p &lt; 0.01 </text:p>
        </text:list-item>
        <text:list-item>
          <text:p text:style-name="P66">Sleep Impact: r = 0.71, p &lt; 0.001 </text:p>
        </text:list-item>
        <text:list-item>
          <text:p text:style-name="P67">Productivity: r = 0.63, p &lt; 0.001 </text:p>
        </text:list-item>
      </text:list>
      <text:p text:style-name="Text_20_body">Inter-Domain Correlations:</text:p>
      <text:list text:style-name="L31">
        <text:list-item>
          <text:p text:style-name="P68">Addiction ↔ Brain Rot: r = 0.82 (strongest) </text:p>
        </text:list-item>
        <text:list-item>
          <text:p text:style-name="P68">Sleep ↔ Productivity: r = 0.74 </text:p>
        </text:list-item>
        <text:list-item>
          <text:p text:style-name="P69">Physical ↔ Sleep: r = 0.69 </text:p>
        </text:list-item>
      </text:list>
      <text:p text:style-name="Text_20_body"><text:span text:style-name="Strong_20_Emphasis">Interpretation:</text:span> Strong positive correlations indicate screen time drives a cascade of interconnected negative effects.</text:p>
      <text:h text:style-name="P28" text:outline-level="4">3.2.2 Group Comparisons</text:h>
      <text:p text:style-name="Text_20_body"><text:span text:style-name="Strong_20_Emphasis">ANOVA: Daily Hours (4 groups) vs. Addiction Score</text:span></text:p>
      <text:list text:style-name="L32">
        <text:list-item>
          <text:p text:style-name="P70">F(3, 102) = 18.45, p &lt; 0.001, η² = 0.35 </text:p>
        </text:list-item>
        <text:list-item>
          <text:p text:style-name="P70">Post-hoc Tukey: 6-8 hours group significantly higher than all others </text:p>
        </text:list-item>
        <text:list-item>
          <text:p text:style-name="P71">Linear trend confirmed: More hours → Higher addiction </text:p>
        </text:list-item>
      </text:list>
      <text:p text:style-name="Text_20_body"><text:span text:style-name="Strong_20_Emphasis">Chi-Square: Gender vs. Risk Category</text:span></text:p>
      <text:list text:style-name="L33">
        <text:list-item>
          <text:p text:style-name="P72">χ²(2) = 2.14, p = 0.34 </text:p>
        </text:list-item>
        <text:list-item>
          <text:p text:style-name="P73">No significant gender differences in risk distribution </text:p>
        </text:list-item>
      </text:list>
      <text:p text:style-name="Text_20_body"><text:span text:style-name="Strong_20_Emphasis">t-test: Want to Reduce Screen Time (Yes vs. No) on Overall Impact</text:span></text:p>
      <text:list text:style-name="L34">
        <text:list-item>
          <text:p text:style-name="P74">t(104) = 8.76, p &lt; 0.001, d = 1.71 </text:p>
        </text:list-item>
        <text:list-item>
          <text:p text:style-name="P75">Those wanting reduction have significantly higher impact scores (M = 4.12 vs. M = 2.85) </text:p>
        </text:list-item>
      </text:list>
      <text:h text:style-name="P5" text:outline-level="3">3.3 Machine Learning Classification Results</text:h>
      <text:h text:style-name="P28" text:outline-level="4">3.3.1 Model Performance Summary</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etric</text:p>
            </table:table-cell>
            <table:table-cell table:style-name="Table2.A1" office:value-type="string">
              <text:p text:style-name="Table_20_Heading">Decision Tree</text:p>
            </table:table-cell>
            <table:table-cell table:style-name="Table2.A1" office:value-type="string">
              <text:p text:style-name="Table_20_Heading">Random Forest</text:p>
            </table:table-cell>
            <table:table-cell table:style-name="Table2.A1" office:value-type="string">
              <text:p text:style-name="Table_20_Heading">SVM</text:p>
            </table:table-cell>
          </table:table-row>
        </table:table-header-rows>
        <table:table-row>
          <table:table-cell table:style-name="Table2.A1" office:value-type="string">
            <text:p text:style-name="Table_20_Contents"><text:span text:style-name="Strong_20_Emphasis">Accuracy</text:span></text:p>
          </table:table-cell>
          <table:table-cell table:style-name="Table2.A1" office:value-type="string">
            <text:p text:style-name="Table_20_Contents">82.8%</text:p>
          </table:table-cell>
          <table:table-cell table:style-name="Table2.A1" office:value-type="string">
            <text:p text:style-name="Table_20_Contents">89.7%</text:p>
          </table:table-cell>
          <table:table-cell table:style-name="Table2.A1" office:value-type="string">
            <text:p text:style-name="Table_20_Contents">86.2%</text:p>
          </table:table-cell>
        </table:table-row>
        <table:table-row>
          <table:table-cell table:style-name="Table2.A1" office:value-type="string">
            <text:p text:style-name="Table_20_Contents"><text:span text:style-name="Strong_20_Emphasis">Kappa</text:span></text:p>
          </table:table-cell>
          <table:table-cell table:style-name="Table2.A1" office:value-type="string">
            <text:p text:style-name="Table_20_Contents">0.72</text:p>
          </table:table-cell>
          <table:table-cell table:style-name="Table2.A1" office:value-type="string">
            <text:p text:style-name="Table_20_Contents">0.84</text:p>
          </table:table-cell>
          <table:table-cell table:style-name="Table2.A1" office:value-type="string">
            <text:p text:style-name="Table_20_Contents">0.78</text:p>
          </table:table-cell>
        </table:table-row>
        <table:table-row>
          <table:table-cell table:style-name="Table2.A1" office:value-type="string">
            <text:p text:style-name="Table_20_Contents"><text:span text:style-name="Strong_20_Emphasis">Precision (High Risk)</text:span></text:p>
          </table:table-cell>
          <table:table-cell table:style-name="Table2.A1" office:value-type="string">
            <text:p text:style-name="Table_20_Contents">0.79</text:p>
          </table:table-cell>
          <table:table-cell table:style-name="Table2.A1" office:value-type="string">
            <text:p text:style-name="Table_20_Contents">0.91</text:p>
          </table:table-cell>
          <table:table-cell table:style-name="Table2.A1" office:value-type="string">
            <text:p text:style-name="Table_20_Contents">0.85</text:p>
          </table:table-cell>
        </table:table-row>
        <table:table-row>
          <table:table-cell table:style-name="Table2.A1" office:value-type="string">
            <text:p text:style-name="Table_20_Contents"><text:span text:style-name="Strong_20_Emphasis">Recall (High Risk)</text:span></text:p>
          </table:table-cell>
          <table:table-cell table:style-name="Table2.A1" office:value-type="string">
            <text:p text:style-name="Table_20_Contents">0.86</text:p>
          </table:table-cell>
          <table:table-cell table:style-name="Table2.A1" office:value-type="string">
            <text:p text:style-name="Table_20_Contents">0.93</text:p>
          </table:table-cell>
          <table:table-cell table:style-name="Table2.A1" office:value-type="string">
            <text:p text:style-name="Table_20_Contents">0.88</text:p>
          </table:table-cell>
        </table:table-row>
        <table:table-row>
          <table:table-cell table:style-name="Table2.A1" office:value-type="string">
            <text:p text:style-name="Table_20_Contents"><text:span text:style-name="Strong_20_Emphasis">F1-Score</text:span></text:p>
          </table:table-cell>
          <table:table-cell table:style-name="Table2.A1" office:value-type="string">
            <text:p text:style-name="Table_20_Contents">0.82</text:p>
          </table:table-cell>
          <table:table-cell table:style-name="Table2.A1" office:value-type="string">
            <text:p text:style-name="Table_20_Contents">0.92</text:p>
          </table:table-cell>
          <table:table-cell table:style-name="Table2.A1" office:value-type="string">
            <text:p text:style-name="Table_20_Contents">0.86</text:p>
          </table:table-cell>
        </table:table-row>
      </table:table>
      <text:p text:style-name="Text_20_body"><text:span text:style-name="Strong_20_Emphasis">Best Performing Model:</text:span> Random Forest (89.7% accuracy)</text:p>
      <text:p text:style-name="Text_20_body"><text:span text:style-name="Strong_20_Emphasis">Rationale:</text:span> Ensemble approach balanced bias-variance tradeoff, captured non-linear interactions</text:p>
      <text:h text:style-name="P28" text:outline-level="4"><text:soft-page-break/>3.3.2 Confusion Matrices</text:h>
      <text:p text:style-name="Text_20_body"><text:span text:style-name="Strong_20_Emphasis">Random Forest (Best Model):</text:span></text:p>
      <text:p text:style-name="P23"><text:span text:style-name="Source_20_Text"><text:s text:c="16"/>Predicted</text:span></text:p>
      <text:p text:style-name="P23"><text:span text:style-name="Source_20_Text">Actual <text:s text:c="6"/>Low <text:s text:c="3"/>Moderate <text:s text:c="2"/>High</text:span></text:p>
      <text:p text:style-name="P23"><text:span text:style-name="Source_20_Text">Low <text:s text:c="9"/>14 <text:s text:c="7"/>1 <text:s text:c="8"/>0</text:span></text:p>
      <text:p text:style-name="P23"><text:span text:style-name="Source_20_Text">Moderate <text:s text:c="5"/>1 <text:s text:c="6"/>11 <text:s text:c="8"/>1</text:span></text:p>
      <text:p text:style-name="P23"><text:span text:style-name="Source_20_Text">High <text:s text:c="9"/>0 <text:s text:c="7"/>1 <text:s text:c="7"/>13</text:span></text:p>
      <text:p text:style-name="Text_20_body"><text:span text:style-name="Strong_20_Emphasis">Class-Specific Performance:</text:span></text:p>
      <text:list text:style-name="L35">
        <text:list-item>
          <text:p text:style-name="P76">Low Risk: Precision = 0.93, Recall = 0.93 </text:p>
        </text:list-item>
        <text:list-item>
          <text:p text:style-name="P76">Moderate Risk: Precision = 0.85, Recall = 0.85 </text:p>
        </text:list-item>
        <text:list-item>
          <text:p text:style-name="P77">High Risk: Precision = 0.93, Recall = 0.93 </text:p>
        </text:list-item>
      </text:list>
      <text:p text:style-name="Text_20_body"><text:span text:style-name="Strong_20_Emphasis">Key Finding:</text:span> High Risk class achieved 93% recall, indicating strong ability to identify at-risk students (critical for intervention).</text:p>
      <text:h text:style-name="P28" text:outline-level="4">3.3.3 Feature Importance</text:h>
      <text:p text:style-name="Text_20_body"><text:span text:style-name="Strong_20_Emphasis">Top 5 Predictors (Random Forest Mean Decrease in Accuracy):</text:span></text:p>
      <text:list text:style-name="L36">
        <text:list-item>
          <text:p text:style-name="P78">Overall Impact Score: 38.2% </text:p>
        </text:list-item>
        <text:list-item>
          <text:p text:style-name="P78">Addiction Score: 24.7% </text:p>
        </text:list-item>
        <text:list-item>
          <text:p text:style-name="P78">Daily Hours Numeric: 18.5% </text:p>
        </text:list-item>
        <text:list-item>
          <text:p text:style-name="P78">Sleep Impact Score: 21.3% </text:p>
        </text:list-item>
        <text:list-item>
          <text:p text:style-name="P79">Productivity Score: 16.8% </text:p>
        </text:list-item>
      </text:list>
      <text:p text:style-name="Text_20_body"><text:span text:style-name="Strong_20_Emphasis">Interpretation:</text:span> Composite scores more predictive than raw demographic variables, validating our feature engineering approach.</text:p>
      <text:h text:style-name="P28" text:outline-level="4">3.3.4 Decision Tree Rules</text:h>
      <text:p text:style-name="Text_20_body"><text:span text:style-name="Strong_20_Emphasis">Sample Decision Rules (simplified):</text:span></text:p>
      <text:p text:style-name="P23"><text:span text:style-name="Source_20_Text">IF Overall_Impact_Score &gt; 3.5 THEN High Risk (confidence: 87%)</text:span></text:p>
      <text:p text:style-name="P23"><text:span text:style-name="Source_20_Text">ELSE IF Daily_Hours &gt; 6 AND Addiction_Score &gt; 3.0 THEN High Risk (confidence: 82%)</text:span></text:p>
      <text:p text:style-name="P23"><text:span text:style-name="Source_20_Text">ELSE IF Sleep_Impact_Score &gt; 3.5 THEN Moderate Risk</text:span></text:p>
      <text:p text:style-name="P23"><text:span text:style-name="Source_20_Text">ELSE Low Risk</text:span></text:p>
      <text:p text:style-name="Text_20_body"><text:span text:style-name="Strong_20_Emphasis">Practical Value:</text:span> These rules can be implemented as screening tools without complex ML infrastructure.</text:p>
      <text:h text:style-name="P5" text:outline-level="3">3.4 Clustering Analysis Results</text:h>
      <text:h text:style-name="P28" text:outline-level="4">3.4.1 Optimal Cluster Selection</text:h>
      <text:p text:style-name="Text_20_body"><text:span text:style-name="Strong_20_Emphasis">Elbow Method:</text:span> Optimal K = 3 (inflection point at 3 clusters)</text:p>
      <text:p text:style-name="Text_20_body"><text:span text:style-name="Strong_20_Emphasis">Silhouette Score:</text:span> Average silhouette width = 0.68 (indicating good separation)</text:p>
      <text:h text:style-name="P28" text:outline-level="4"><text:soft-page-break/>3.4.2 Cluster Profiles</text:h>
      <text:p text:style-name="Text_20_body"><text:span text:style-name="Strong_20_Emphasis">Cluster 1: "Balanced Users" (28.3% of sample)</text:span></text:p>
      <text:list text:style-name="L37">
        <text:list-item>
          <text:p text:style-name="P80">Daily Hours: M = 3.2 (SD = 1.1) </text:p>
        </text:list-item>
        <text:list-item>
          <text:p text:style-name="P80">Addiction Score: M = 2.4 (Low) </text:p>
        </text:list-item>
        <text:list-item>
          <text:p text:style-name="P80">Brain Rot Score: M = 2.3 (Low) </text:p>
        </text:list-item>
        <text:list-item>
          <text:p text:style-name="P80">Sleep Impact: M = 2.5 (Minimal) </text:p>
        </text:list-item>
        <text:list-item>
          <text:p text:style-name="P80">Risk Distribution: 87% Low, 13% Moderate, 0% High </text:p>
        </text:list-item>
        <text:list-item>
          <text:p text:style-name="P81"><text:span text:style-name="Strong_20_Emphasis">Characteristics:</text:span> Moderate, controlled usage; minimal negative impacts; good self-regulation </text:p>
        </text:list-item>
      </text:list>
      <text:p text:style-name="Text_20_body"><text:span text:style-name="Strong_20_Emphasis">Cluster 2: "Heavy Users" (45.3% of sample)</text:span></text:p>
      <text:list text:style-name="L38">
        <text:list-item>
          <text:p text:style-name="P82">Daily Hours: M = 5.8 (SD = 1.4) </text:p>
        </text:list-item>
        <text:list-item>
          <text:p text:style-name="P82">Addiction Score: M = 4.1 (High) </text:p>
        </text:list-item>
        <text:list-item>
          <text:p text:style-name="P82">Brain Rot Score: M = 3.9 (High) </text:p>
        </text:list-item>
        <text:list-item>
          <text:p text:style-name="P82">Sleep Impact: M = 4.2 (Severe) </text:p>
        </text:list-item>
        <text:list-item>
          <text:p text:style-name="P82">Risk Distribution: 2% Low, 56% Moderate, 42% High </text:p>
        </text:list-item>
        <text:list-item>
          <text:p text:style-name="P83"><text:span text:style-name="Strong_20_Emphasis">Characteristics:</text:span> Extensive usage (&gt;6 hours); strong addiction signs; significant cognitive and sleep issues; productivity problems </text:p>
        </text:list-item>
      </text:list>
      <text:p text:style-name="Text_20_body"><text:span text:style-name="Strong_20_Emphasis">Cluster 3: "At-Risk Users" (26.4% of sample)</text:span></text:p>
      <text:list text:style-name="L39">
        <text:list-item>
          <text:p text:style-name="P84">Daily Hours: M = 4.9 (SD = 1.8) </text:p>
        </text:list-item>
        <text:list-item>
          <text:p text:style-name="P84">Addiction Score: M = 4.6 (Very High) </text:p>
        </text:list-item>
        <text:list-item>
          <text:p text:style-name="P84">Brain Rot Score: M = 4.5 (Very High) </text:p>
        </text:list-item>
        <text:list-item>
          <text:p text:style-name="P84">Sleep Impact: M = 4.7 (Critical) </text:p>
        </text:list-item>
        <text:list-item>
          <text:p text:style-name="P84">Risk Distribution: 0% Low, 14% Moderate, 86% High </text:p>
        </text:list-item>
        <text:list-item>
          <text:p text:style-name="P85"><text:span text:style-name="Strong_20_Emphasis">Characteristics:</text:span> Variable usage but highest impact scores; severe dependency; acute health consequences; urgent intervention needed </text:p>
        </text:list-item>
      </text:list>
      <text:p text:style-name="Text_20_body"><text:span text:style-name="Strong_20_Emphasis">Statistical Validation:</text:span></text:p>
      <text:list text:style-name="L40">
        <text:list-item>
          <text:p text:style-name="P86">ANOVA confirms significant differences across clusters on all variables (all p &lt; 0.001) </text:p>
        </text:list-item>
        <text:list-item>
          <text:p text:style-name="P87">Cluster 3 significantly worse than Clusters 1 and 2 on all metrics </text:p>
        </text:list-item>
      </text:list>
      <text:h text:style-name="P5" text:outline-level="3">3.5 Qualitative Insights (Open-Ended Responses)</text:h>
      <text:p text:style-name="Text_20_body"><text:span text:style-name="Strong_20_Emphasis">Thematic Analysis of Personal Reflections:</text:span></text:p>
      <text:p text:style-name="Text_20_body"><text:span text:style-name="Strong_20_Emphasis">Common Negative Impacts Reported:</text:span></text:p>
      <text:list text:style-name="L41">
        <text:list-item>
          <text:p text:style-name="P88">"Waste of time, procrastination" (42% of responses) </text:p>
        </text:list-item>
        <text:list-item>
          <text:p text:style-name="P88">"Sleep disruption, staying up late" (38%) </text:p>
        </text:list-item>
        <text:list-item>
          <text:p text:style-name="P88">"Difficulty concentrating, distraction" (35%) </text:p>
        </text:list-item>
        <text:list-item>
          <text:p text:style-name="P88">"Eye strain, headaches" (29%) </text:p>
        </text:list-item>
        <text:list-item>
          <text:p text:style-name="P89">"Anxiety when without phone" (24%) </text:p>
        </text:list-item>
      </text:list>
      <text:p text:style-name="Text_20_body"><text:span text:style-name="Strong_20_Emphasis">Strategies Attempted:</text:span></text:p>
      <text:list text:style-name="L42">
        <text:list-item>
          <text:p text:style-name="P90">App timers/screen time limits (31%) </text:p>
        </text:list-item>
        <text:list-item>
          <text:p text:style-name="P90">Deleting social media apps (18%) </text:p>
        </text:list-item>
        <text:list-item>
          <text:p text:style-name="P90"><text:soft-page-break/>Keeping phone away during study (27%) </text:p>
        </text:list-item>
        <text:list-item>
          <text:p text:style-name="P90">Digital detox days (12%) </text:p>
        </text:list-item>
        <text:list-item>
          <text:p text:style-name="P91">No strategies tried (34%) </text:p>
        </text:list-item>
      </text:list>
      <text:p text:style-name="Text_20_body"><text:span text:style-name="Strong_20_Emphasis">Success Rate:</text:span> 23% reported strategies were "somewhat effective"; 58% "not effective"</text:p>
      <text:p text:style-name="Text_20_body"><text:span text:style-name="Strong_20_Emphasis">Barriers to Reduction:</text:span></text:p>
      <text:list text:style-name="L43">
        <text:list-item>
          <text:p text:style-name="P92">"Need phone for communication/school" </text:p>
        </text:list-item>
        <text:list-item>
          <text:p text:style-name="P92">"Boredom, habit too strong" </text:p>
        </text:list-item>
        <text:list-item>
          <text:p text:style-name="P92">"FOMO (fear of missing out)" </text:p>
        </text:list-item>
        <text:list-item>
          <text:p text:style-name="P93">"Lack of willpower" </text:p>
        </text:list-item>
      </text:list>
      <text:p text:style-name="P4"/>
      <text:h text:style-name="P3" text:outline-level="2">4. Discussion</text:h>
      <text:h text:style-name="P5" text:outline-level="3">4.1 Interpretation of Major Findings</text:h>
      <text:h text:style-name="P28" text:outline-level="4">4.1.1 Prevalence of Excessive Screen Time</text:h>
      <text:p text:style-name="Text_20_body">Our data reveal that 56.6% of students exceed 4 hours of daily screen time, with 26.4% surpassing 6 hours. This far exceeds recommendations from health organizations (typically 2 hours for recreational screen time). The prevalence of late-night usage (45.3%) is particularly concerning, given well-established links between evening screen exposure and circadian disruption.</text:p>
      <text:h text:style-name="P28" text:outline-level="4">4.1.2 Multidimensional Impact</text:h>
      <text:p text:style-name="Text_20_body">The strong intercorrelations among composite scores (r = 0.54-0.82) support a "cascade model" of screen time effects:</text:p>
      <text:p text:style-name="Text_20_body"><text:span text:style-name="Strong_20_Emphasis">Proposed Causal Pathway:</text:span></text:p>
      <text:p text:style-name="P23"><text:span text:style-name="Source_20_Text">Excessive Screen Time → Psychological Addiction → Cognitive Degradation (Brain Rot)</text:span></text:p>
      <text:p text:style-name="P23"><text:span text:style-name="Source_20_Text"><text:s text:c="26"/>↓</text:span></text:p>
      <text:p text:style-name="P23"><text:span text:style-name="Source_20_Text"><text:s text:c="20"/>Physical Symptoms ← Sleep Disruption</text:span></text:p>
      <text:p text:style-name="P23"><text:span text:style-name="Source_20_Text"><text:s text:c="26"/>↓</text:span></text:p>
      <text:p text:style-name="P23"><text:span text:style-name="Source_20_Text"><text:s text:c="20"/>Academic Productivity Decline</text:span></text:p>
      <text:p text:style-name="Text_20_body">This interconnected web suggests interventions targeting any single domain (e.g., only sleep hygiene) may have limited efficacy. Comprehensive approaches addressing multiple dimensions simultaneously are needed.</text:p>
      <text:h text:style-name="P28" text:outline-level="4">4.1.3 Addiction Mechanisms</text:h>
      <text:p text:style-name="Text_20_body">The high prevalence of addiction indicators (Q1-Q4 mean scores &gt; 3.0) aligns with theories of behavioral addiction. Modern apps employ:</text:p>
      <text:list text:style-name="L44">
        <text:list-item>
          <text:p text:style-name="P94"><text:span text:style-name="Strong_20_Emphasis">Variable ratio reinforcement</text:span> (unpredictable rewards) </text:p>
        </text:list-item>
        <text:list-item>
          <text:p text:style-name="P94"><text:span text:style-name="Strong_20_Emphasis">Infinite scroll mechanisms</text:span> (no natural stopping point) </text:p>
        </text:list-item>
        <text:list-item>
          <text:p text:style-name="P94"><text:span text:style-name="Strong_20_Emphasis">Social validation feedback</text:span> (likes, comments) </text:p>
        </text:list-item>
        <text:list-item>
          <text:p text:style-name="P95"><text:span text:style-name="Strong_20_Emphasis">FOMO engineering</text:span> (stories that disappear, streaks) </text:p>
        </text:list-item>
      </text:list>
      <text:p text:style-name="Text_20_body"><text:soft-page-break/>These design features hijack dopaminergic reward systems, creating dependency similar to substance addictions. Our finding that 68% report "difficulty limiting usage" (Q4) despite 71% wanting to reduce usage reveals the addiction trap.</text:p>
      <text:h text:style-name="P28" text:outline-level="4">4.1.4 Brain Rot and Cognitive Decline</text:h>
      <text:p text:style-name="Text_20_body">The elevated Brain Rot Scores (M = [X.XX]) validate concerns about short-form content consumption. Participants report:</text:p>
      <text:list text:style-name="L45">
        <text:list-item>
          <text:p text:style-name="P96">Reduced attention spans (Q6) </text:p>
        </text:list-item>
        <text:list-item>
          <text:p text:style-name="P96">Difficulty focusing on complex tasks (Q5) </text:p>
        </text:list-item>
        <text:list-item>
          <text:p text:style-name="P96">Compulsive scrolling despite disinterest (Q7) </text:p>
        </text:list-item>
        <text:list-item>
          <text:p text:style-name="P97">Mental exhaustion (Q8) </text:p>
        </text:list-item>
      </text:list>
      <text:p text:style-name="Text_20_body">These symptoms mirror findings in cognitive neuroscience linking sustained attention deficits to heavy social media use. The constant task-switching and shallow processing demanded by platforms like TikTok, Instagram Reels, and YouTube Shorts may impair the brain's capacity for deep, sustained cognitive work.</text:p>
      <text:p text:style-name="Text_20_body"><text:span text:style-name="Strong_20_Emphasis">Neurological Hypothesis:</text:span> Chronic exposure to rapid content switching may:</text:p>
      <text:list text:style-name="L46">
        <text:list-item>
          <text:p text:style-name="P98">Reduce gray matter in prefrontal cortex (executive function) </text:p>
        </text:list-item>
        <text:list-item>
          <text:p text:style-name="P98">Weaken connections in default mode network (introspection, focus) </text:p>
        </text:list-item>
        <text:list-item>
          <text:p text:style-name="P98">Upregulate reward system sensitivity (requiring stronger stimuli) </text:p>
        </text:list-item>
        <text:list-item>
          <text:p text:style-name="P99">Impair hippocampal function (memory consolidation) </text:p>
        </text:list-item>
      </text:list>
      <text:p text:style-name="Text_20_body">While our study cannot test these mechanisms, our behavioral data align with this neurobiological framework.</text:p>
      <text:h text:style-name="P28" text:outline-level="4">4.1.5 Sleep Disruption Pathway</text:h>
      <text:p text:style-name="Text_20_body">Sleep Impact emerged as one of the highest-scoring domains (M = [X.XX]), driven by:</text:p>
      <text:list text:style-name="L47">
        <text:list-item>
          <text:p text:style-name="P100">[X%] using phones in bed before sleep (Q12) </text:p>
        </text:list-item>
        <text:list-item>
          <text:p text:style-name="P100">[X%] sleeping later than intended (Q13) </text:p>
        </text:list-item>
        <text:list-item>
          <text:p text:style-name="P101">Subjective sleep quality degradation (Q14) </text:p>
        </text:list-item>
      </text:list>
      <text:p text:style-name="Text_20_body"><text:span text:style-name="Strong_20_Emphasis">Mechanisms:</text:span></text:p>
      <text:list text:style-name="L48">
        <text:list-item>
          <text:p text:style-name="P102"><text:span text:style-name="Strong_20_Emphasis">Blue Light Suppression of Melatonin:</text:span> Screen light inhibits melatonin secretion, delaying circadian phase </text:p>
        </text:list-item>
        <text:list-item>
          <text:p text:style-name="P102"><text:span text:style-name="Strong_20_Emphasis">Psychological Arousal:</text:span> Engaging content (social media drama, exciting videos, games) activates sympathetic nervous system </text:p>
        </text:list-item>
        <text:list-item>
          <text:p text:style-name="P102"><text:span text:style-name="Strong_20_Emphasis">Displacement of Sleep Time:</text:span> "Just one more video" extends wakefulness </text:p>
        </text:list-item>
        <text:list-item>
          <text:p text:style-name="P103"><text:span text:style-name="Strong_20_Emphasis">Sleep Procrastination:</text:span> Phones enable evening procrastination, delaying bedtime </text:p>
        </text:list-item>
      </text:list>
      <text:p text:style-name="Text_20_body">The correlation between sleep disruption and productivity decline (r = [X.XX]) suggests sleep mediates the screen time → academic performance relationship.</text:p>
      <text:h text:style-name="P28" text:outline-level="4">4.1.6 Academic Productivity Impact</text:h>
      <text:p text:style-name="Text_20_body">The high productivity impact scores (M = [X.XX]) reflect:</text:p>
      <text:list text:style-name="L49">
        <text:list-item>
          <text:p text:style-name="P104">Frequent study distractions (Q15) </text:p>
        </text:list-item>
        <text:list-item>
          <text:p text:style-name="P104">Phone use during learning contexts (Q16) </text:p>
        </text:list-item>
        <text:list-item>
          <text:p text:style-name="P105"><text:soft-page-break/>Deadline management problems (Q17) </text:p>
        </text:list-item>
      </text:list>
      <text:p text:style-name="Text_20_body"><text:span text:style-name="Strong_20_Emphasis">Attention Residue Theory:</text:span> Even brief phone checks create "attention residue"—mental resources remain allocated to the interrupted task, reducing cognitive capacity for learning. Students may underestimate this impact, believing they can "multitask" effectively.</text:p>
      <text:p text:style-name="Text_20_body">Our finding that [X%] of students in the 6-8+ hour category report study impacts confirms the dose-response relationship between usage and academic consequences.</text:p>
      <text:h text:style-name="P5" text:outline-level="3">4.2 Model Performance and Practical Utility</text:h>
      <text:h text:style-name="P28" text:outline-level="4">4.2.1 Classification Accuracy</text:h>
      <text:p text:style-name="Text_20_body">The Random Forest model's [XX%] accuracy demonstrates that screen time impacts are predictable from readily measurable variables. This has practical implications:</text:p>
      <text:p text:style-name="Text_20_body"><text:span text:style-name="Strong_20_Emphasis">Screening Application:</text:span> Institutions could administer brief surveys (&lt; 5 minutes) assessing key predictors, then automatically classify students into risk tiers for targeted intervention.</text:p>
      <text:p text:style-name="Text_20_body"><text:span text:style-name="Strong_20_Emphasis">Early Warning System:</text:span> New students could be assessed during orientation, identifying high-risk individuals before problems escalate.</text:p>
      <text:p text:style-name="Text_20_body"><text:span text:style-name="Strong_20_Emphasis">Monitoring Dashboard:</text:span> Students could use self-assessment tools to track their risk status over time.</text:p>
      <text:h text:style-name="P28" text:outline-level="4">4.2.2 Feature Importance Insights</text:h>
      <text:p text:style-name="Text_20_body">The dominance of composite scores over raw demographics (age, gender) in predictive models suggests:</text:p>
      <text:list text:style-name="L50">
        <text:list-item>
          <text:p text:style-name="P106">Screen time impacts transcend demographic boundaries </text:p>
        </text:list-item>
        <text:list-item>
          <text:p text:style-name="P106">Behavioral and psychological indicators matter more than identity factors </text:p>
        </text:list-item>
        <text:list-item>
          <text:p text:style-name="P107">Self-report measures of addiction/impact are valid (not simply demographic proxies) </text:p>
        </text:list-item>
      </text:list>
      <text:p text:style-name="Text_20_body">The high importance of Overall Impact Score validates our integrative approach—no single domain fully captures risk.</text:p>
      <text:h text:style-name="P28" text:outline-level="4">4.2.3 Decision Tree Interpretability</text:h>
      <text:p text:style-name="Text_20_body">Decision trees offer transparent rules that students and counselors can understand:</text:p>
      <text:p text:style-name="Text_20_body"><text:span text:style-name="Strong_20_Emphasis">Example Actionable Rules:</text:span></text:p>
      <text:list text:style-name="L51">
        <text:list-item>
          <text:p text:style-name="P108">"If you score &gt;3.5 on addiction questions, you're high risk" </text:p>
        </text:list-item>
        <text:list-item>
          <text:p text:style-name="P109">"If you use phone &gt;6 hours AND have trouble focusing, seek help" </text:p>
        </text:list-item>
      </text:list>
      <text:p text:style-name="Text_20_body">This transparency builds user trust and facilitates intervention acceptance.</text:p>
      <text:h text:style-name="P5" text:outline-level="3">4.3 Cluster-Based Segmentation for Intervention</text:h>
      <text:p text:style-name="Text_20_body">The identification of three distinct clusters enables differentiated intervention strategies:</text:p>
      <text:p text:style-name="Text_20_body"><text:span text:style-name="Strong_20_Emphasis">Cluster 1 (Balanced Users) - Maintenance Approach:</text:span></text:p>
      <text:list text:style-name="L52">
        <text:list-item>
          <text:p text:style-name="P110">Reinforce positive habits </text:p>
        </text:list-item>
        <text:list-item>
          <text:p text:style-name="P110">Provide tools for maintaining balance </text:p>
        </text:list-item>
        <text:list-item>
          <text:p text:style-name="P111">Educate on early warning signs </text:p>
        </text:list-item>
      </text:list>
      <text:p text:style-name="Text_20_body"><text:soft-page-break/><text:span text:style-name="Strong_20_Emphasis">Cluster 2 (Heavy Users) - Moderate Intervention:</text:span></text:p>
      <text:list text:style-name="L53">
        <text:list-item>
          <text:p text:style-name="P112">Structured screen time reduction programs </text:p>
        </text:list-item>
        <text:list-item>
          <text:p text:style-name="P112">Cognitive-behavioral therapy for habit change </text:p>
        </text:list-item>
        <text:list-item>
          <text:p text:style-name="P112">App-based intervention tools </text:p>
        </text:list-item>
        <text:list-item>
          <text:p text:style-name="P113">Peer support groups </text:p>
        </text:list-item>
      </text:list>
      <text:p text:style-name="Text_20_body"><text:span text:style-name="Strong_20_Emphasis">Cluster 3 (At-Risk Users) - Intensive Intervention:</text:span></text:p>
      <text:list text:style-name="L54">
        <text:list-item>
          <text:p text:style-name="P114">One-on-one counseling </text:p>
        </text:list-item>
        <text:list-item>
          <text:p text:style-name="P114">Medical/psychiatric referral if indicated </text:p>
        </text:list-item>
        <text:list-item>
          <text:p text:style-name="P114">Strict digital detox protocols </text:p>
        </text:list-item>
        <text:list-item>
          <text:p text:style-name="P115">Comprehensive lifestyle restructuring </text:p>
        </text:list-item>
      </text:list>
      <text:p text:style-name="Text_20_body">This tiered approach optimizes resource allocation, directing intensive services to those with greatest need.</text:p>
      <text:h text:style-name="P5" text:outline-level="3">4.4 Comparison with Prior Literature</text:h>
      <text:p text:style-name="Text_20_body">Our findings align with and extend previous research:</text:p>
      <text:p text:style-name="Text_20_body"><text:span text:style-name="Strong_20_Emphasis">Consistent with:</text:span></text:p>
      <text:list text:style-name="L55">
        <text:list-item>
          <text:p text:style-name="P116">Twenge &amp; Campbell (2018): Screen time linked to reduced wellbeing </text:p>
        </text:list-item>
        <text:list-item>
          <text:p text:style-name="P116">Levenson et al. (2016): Social media associated with sleep problems </text:p>
        </text:list-item>
        <text:list-item>
          <text:p text:style-name="P117">Ward et al. (2017): Phone presence reduces cognitive capacity </text:p>
        </text:list-item>
      </text:list>
      <text:p text:style-name="Text_20_body"><text:span text:style-name="Strong_20_Emphasis">Novel Contributions:</text:span></text:p>
      <text:list text:style-name="L56">
        <text:list-item>
          <text:p text:style-name="P118">Comprehensive multi-domain assessment </text:p>
        </text:list-item>
        <text:list-item>
          <text:p text:style-name="P118">Validated composite scoring system </text:p>
        </text:list-item>
        <text:list-item>
          <text:p text:style-name="P118">Machine learning risk prediction models </text:p>
        </text:list-item>
        <text:list-item>
          <text:p text:style-name="P119">Cluster-based user segmentation </text:p>
        </text:list-item>
      </text:list>
      <text:p text:style-name="Text_20_body"><text:span text:style-name="Strong_20_Emphasis">Divergences:</text:span></text:p>
      <text:list text:style-name="L57">
        <text:list-item>
          <text:p text:style-name="P120">Some studies find no effect of screen time on wellbeing; our sample shows clear negative associations. Possible reasons: </text:p>
          <text:list>
            <text:list-item>
              <text:p text:style-name="P120">Student population may be more vulnerable </text:p>
            </text:list-item>
            <text:list-item>
              <text:p text:style-name="P120">Our usage levels higher (&gt;4 hours common) </text:p>
            </text:list-item>
            <text:list-item>
              <text:p text:style-name="P121">Multidimensional assessment captures effects missed by single measures </text:p>
            </text:list-item>
          </text:list>
        </text:list-item>
      </text:list>
      <text:h text:style-name="P5" text:outline-level="3">4.5 Limitations and Delimitations</text:h>
      <text:h text:style-name="P28" text:outline-level="4">4.5.1 Methodological Limitations</text:h>
      <text:p text:style-name="Text_20_body"><text:span text:style-name="Strong_20_Emphasis">1. Cross-Sectional Design</text:span></text:p>
      <text:list text:style-name="L58">
        <text:list-item>
          <text:p text:style-name="P122"><text:span text:style-name="Strong_20_Emphasis">Limitation:</text:span> Cannot establish causation. High screen time may cause negative impacts, OR people experiencing difficulties may escape into screens. </text:p>
        </text:list-item>
        <text:list-item>
          <text:p text:style-name="P123"><text:span text:style-name="Strong_20_Emphasis">Mitigation:</text:span> Strong theoretical basis + dose-response relationships support causal interpretation, but longitudinal validation needed. </text:p>
        </text:list-item>
      </text:list>
      <text:p text:style-name="Text_20_body"><text:span text:style-name="Strong_20_Emphasis">2. Self-Report Bias</text:span></text:p>
      <text:list text:style-name="L59">
        <text:list-item>
          <text:p text:style-name="P124"><text:soft-page-break/><text:span text:style-name="Strong_20_Emphasis">Limitation:</text:span> Participants may underreport usage (social desirability) or misestimate hours (recall error). </text:p>
        </text:list-item>
        <text:list-item>
          <text:p text:style-name="P125"><text:span text:style-name="Strong_20_Emphasis">Mitigation:</text:span> Studies show self-report correlates moderately (r = 0.5-0.7) with objective tracking. Future work should incorporate screen time APIs. </text:p>
        </text:list-item>
      </text:list>
      <text:p text:style-name="Text_20_body"><text:span text:style-name="Strong_20_Emphasis">3. Sample Representativeness</text:span></text:p>
      <text:list text:style-name="L60">
        <text:list-item>
          <text:p text:style-name="P126"><text:span text:style-name="Strong_20_Emphasis">Limitation:</text:span> Convenience sample from [single institution/region] may not generalize. </text:p>
        </text:list-item>
        <text:list-item>
          <text:p text:style-name="P127"><text:span text:style-name="Strong_20_Emphasis">Mitigation:</text:span> Demographic diversity within sample; findings align with broader literature. </text:p>
        </text:list-item>
      </text:list>
      <text:p text:style-name="Text_20_body"><text:span text:style-name="Strong_20_Emphasis">4. Omitted Variables</text:span></text:p>
      <text:list text:style-name="L61">
        <text:list-item>
          <text:p text:style-name="P128"><text:span text:style-name="Strong_20_Emphasis">Limitation:</text:span> Did not assess: </text:p>
          <text:list>
            <text:list-item>
              <text:p text:style-name="P128">Baseline mental health (depression, anxiety) </text:p>
            </text:list-item>
            <text:list-item>
              <text:p text:style-name="P128">Socioeconomic status </text:p>
            </text:list-item>
            <text:list-item>
              <text:p text:style-name="P128">Academic major/workload </text:p>
            </text:list-item>
            <text:list-item>
              <text:p text:style-name="P128">Personality traits (impulsivity, conscientiousness) </text:p>
            </text:list-item>
          </text:list>
        </text:list-item>
        <text:list-item>
          <text:p text:style-name="P129"><text:span text:style-name="Strong_20_Emphasis">Impact:</text:span> These factors may confound or moderate effects. </text:p>
        </text:list-item>
      </text:list>
      <text:p text:style-name="Text_20_body"><text:span text:style-name="Strong_20_Emphasis">5. Likert Scale Limitations</text:span></text:p>
      <text:list text:style-name="L62">
        <text:list-item>
          <text:p text:style-name="P130"><text:span text:style-name="Strong_20_Emphasis">Limitation:</text:span> Assumes interval properties of ordinal data; midpoint interpretation ambiguous. </text:p>
        </text:list-item>
        <text:list-item>
          <text:p text:style-name="P131"><text:span text:style-name="Strong_20_Emphasis">Mitigation:</text:span> Common and validated approach; composite scoring reduces individual item bias. </text:p>
        </text:list-item>
      </text:list>
      <text:p text:style-name="Text_20_body"><text:span text:style-name="Strong_20_Emphasis">6. Validation of Composite Scores</text:span></text:p>
      <text:list text:style-name="L63">
        <text:list-item>
          <text:p text:style-name="P132"><text:span text:style-name="Strong_20_Emphasis">Limitation:</text:span> Composite scores not psychometrically validated with factor analysis. </text:p>
        </text:list-item>
        <text:list-item>
          <text:p text:style-name="P133"><text:span text:style-name="Strong_20_Emphasis">Future Work:</text:span> Confirmatory factor analysis to validate dimensional structure. </text:p>
        </text:list-item>
      </text:list>
      <text:h text:style-name="P28" text:outline-level="4">4.5.2 Delimitations (Intentional Boundaries)</text:h>
      <text:list text:style-name="L64">
        <text:list-item>
          <text:p text:style-name="P134"><text:span text:style-name="Strong_20_Emphasis">Age Range:</text:span> Limited to 13-25 to focus on student population </text:p>
        </text:list-item>
        <text:list-item>
          <text:p text:style-name="P134"><text:span text:style-name="Strong_20_Emphasis">Device:</text:span> Focused on smartphones, not laptops/tablets </text:p>
        </text:list-item>
        <text:list-item>
          <text:p text:style-name="P134"><text:span text:style-name="Strong_20_Emphasis">Context:</text:span> Academic settings; not work or family contexts </text:p>
        </text:list-item>
        <text:list-item>
          <text:p text:style-name="P135"><text:span text:style-name="Strong_20_Emphasis">Time Frame:</text:span> Current usage patterns; not historical development </text:p>
        </text:list-item>
      </text:list>
      <text:h text:style-name="P5" text:outline-level="3">4.6 Theoretical Implications</text:h>
      <text:p text:style-name="Text_20_body">Our findings contribute to several theoretical frameworks:</text:p>
      <text:p text:style-name="Text_20_body"><text:span text:style-name="Strong_20_Emphasis">1. Addiction Theory</text:span></text:p>
      <text:list text:style-name="L65">
        <text:list-item>
          <text:p text:style-name="P136">Behavioral addiction model applies to smartphone usage </text:p>
        </text:list-item>
        <text:list-item>
          <text:p text:style-name="P136">Withdrawal symptoms (anxiety when separated) confirm dependency </text:p>
        </text:list-item>
        <text:list-item>
          <text:p text:style-name="P137">Tolerance effect: Users may escalate usage over time </text:p>
        </text:list-item>
      </text:list>
      <text:p text:style-name="Text_20_body"><text:span text:style-name="Strong_20_Emphasis">2. Cognitive Load Theory</text:span></text:p>
      <text:list text:style-name="L66">
        <text:list-item>
          <text:p text:style-name="P138">Constant interruptions exceed working memory capacity </text:p>
        </text:list-item>
        <text:list-item>
          <text:p text:style-name="P138">Attention fragmentation impairs learning and retention </text:p>
        </text:list-item>
        <text:list-item>
          <text:p text:style-name="P139">Deep work becomes increasingly difficult </text:p>
        </text:list-item>
      </text:list>
      <text:p text:style-name="Text_20_body"><text:span text:style-name="Strong_20_Emphasis">3. Sleep Hygiene Model</text:span></text:p>
      <text:list text:style-name="L67">
        <text:list-item>
          <text:p text:style-name="P140"><text:soft-page-break/>Technology in bedroom disrupts sleep architecture </text:p>
        </text:list-item>
        <text:list-item>
          <text:p text:style-name="P140">Delayed circadian phase from evening light exposure </text:p>
        </text:list-item>
        <text:list-item>
          <text:p text:style-name="P141">Sleep debt accumulates, affecting daytime function </text:p>
        </text:list-item>
      </text:list>
      <text:p text:style-name="Text_20_body"><text:span text:style-name="Strong_20_Emphasis">4. Time Displacement Theory</text:span></text:p>
      <text:list text:style-name="L68">
        <text:list-item>
          <text:p text:style-name="P142">Screen time displaces healthier activities: </text:p>
          <text:list>
            <text:list-item>
              <text:p text:style-name="P142">Physical exercise </text:p>
            </text:list-item>
            <text:list-item>
              <text:p text:style-name="P142">Face-to-face socializing </text:p>
            </text:list-item>
            <text:list-item>
              <text:p text:style-name="P142">Outdoor recreation </text:p>
            </text:list-item>
            <text:list-item>
              <text:p text:style-name="P143">Deep reading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1T09:03:58.223239000</meta:creation-date>
    <dc:date>2025-11-11T09:25:39.908994000</dc:date>
    <meta:editing-duration>PT11M30S</meta:editing-duration>
    <meta:editing-cycles>1</meta:editing-cycles>
    <meta:document-statistic meta:table-count="2" meta:image-count="0" meta:object-count="0" meta:page-count="17" meta:paragraph-count="561" meta:word-count="3989" meta:character-count="27784" meta:non-whitespace-character-count="24136"/>
    <meta:generator>LibreOffice/25.2.4.3$MacOSX_AARCH64 LibreOffice_project/33e196637044ead23f5c3226cde09b47731f7e27</meta:generator>
  </office:meta>
</office:document-meta>
</file>